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color="#0000ff"/>
    </style:style>
    <style:style style:name="P5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0" style:family="paragraph" style:parent-style-name="Text_20_body">
      <style:paragraph-properties fo:text-align="justify" style:justify-single-word="false"/>
    </style:style>
    <style:style style:name="P71" style:family="paragraph" style:parent-style-name="Text_20_body">
      <style:text-properties fo:color="#ff6600" fo:language="ru" fo:country="RU"/>
    </style:style>
    <style:style style:name="P72" style:family="paragraph" style:parent-style-name="Text_20_body">
      <style:text-properties fo:language="ru" fo:country="RU"/>
    </style:style>
    <style:style style:name="P73" style:family="paragraph" style:parent-style-name="Text_20_body">
      <loext:graphic-properties draw:fill="solid" draw:fill-color="#eeeeee" draw:opacity="100%"/>
      <style:paragraph-properties fo:background-color="#eeeeee"/>
      <style:text-properties fo:language="ru" fo:country="RU"/>
    </style:style>
    <style:style style:name="P74"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5" style:family="paragraph" style:parent-style-name="Text_20_body">
      <loext:graphic-properties draw:fill="solid" draw:fill-color="#eeeeee" draw:opacity="100%"/>
      <style:paragraph-properties fo:background-color="#eeeeee"/>
    </style:style>
    <style:style style:name="P76" style:family="paragraph" style:parent-style-name="First_20_line_20_indent">
      <loext:graphic-properties draw:fill="solid" draw:fill-color="#eeeeee" draw:opacity="100%"/>
      <style:paragraph-properties fo:background-color="#eeeeee"/>
      <style:text-properties fo:language="ru" fo:country="RU"/>
    </style:style>
    <style:style style:name="P77"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8" style:family="paragraph" style:parent-style-name="Text_20_body">
      <style:paragraph-properties fo:margin-left="0in" fo:margin-right="0in" fo:text-align="justify" style:justify-single-word="false" fo:text-indent="0in" style:auto-text-indent="false"/>
    </style:style>
    <style:style style:name="P79" style:family="paragraph" style:parent-style-name="Text_20_body">
      <style:paragraph-properties fo:margin-left="0in" fo:margin-right="0in" fo:text-align="justify" style:justify-single-word="false" fo:text-indent="0in" style:auto-text-indent="false"/>
      <style:text-properties fo:color="#800000"/>
    </style:style>
    <style:style style:name="P80"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1" style:family="paragraph" style:parent-style-name="Text_20_body">
      <style:paragraph-properties fo:margin-left="0in" fo:margin-right="0in" fo:text-align="center" style:justify-single-word="false" fo:text-indent="0in" style:auto-text-indent="false"/>
    </style:style>
    <style:style style:name="P82"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Footnote">
      <style:text-properties fo:color="#800000" fo:language="ru" fo:country="RU"/>
    </style:style>
    <style:style style:name="P9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0" style:family="paragraph" style:parent-style-name="Heading_20_1">
      <loext:graphic-properties draw:fill="solid" draw:fill-color="#eeeeee" draw:opacity="100%"/>
      <style:paragraph-properties fo:background-color="#eeeeee"/>
    </style:style>
    <style:style style:name="P101" style:family="paragraph" style:parent-style-name="Heading_20_1">
      <style:paragraph-properties fo:margin-left="0in" fo:margin-right="0in" fo:text-align="center" style:justify-single-word="false" fo:text-indent="0.1965in" style:auto-text-indent="false"/>
    </style:style>
    <style:style style:name="P102" style:family="paragraph" style:parent-style-name="Text_20_body" style:list-style-name="L1">
      <style:paragraph-properties fo:text-align="justify" style:justify-single-word="false"/>
    </style:style>
    <style:style style:name="P103" style:family="paragraph" style:parent-style-name="Text_20_body" style:list-style-name="L1">
      <style:paragraph-properties fo:text-align="justify" style:justify-single-word="false"/>
      <style:text-properties fo:language="ru" fo:country="RU"/>
    </style:style>
    <style:style style:name="P104" style:family="paragraph" style:parent-style-name="Text_20_body" style:list-style-name="L2">
      <style:paragraph-properties fo:text-align="justify" style:justify-single-word="false"/>
      <style:text-properties fo:language="ru" fo:country="RU"/>
    </style:style>
    <style:style style:name="P105" style:family="paragraph" style:parent-style-name="Text_20_body" style:list-style-name="L3">
      <style:text-properties fo:language="ru" fo:country="RU"/>
    </style:style>
    <style:style style:name="P10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8029" officeooo:paragraph-rsid="00098029" style:font-style-asian="normal" style:font-style-complex="normal"/>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9e424"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9e424" style:font-style-asian="normal" style:font-style-complex="normal"/>
    </style:style>
    <style:style style:name="P11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bf642"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9e424" officeooo:paragraph-rsid="000dd5d6" style:font-style-asian="normal" style:font-style-complex="normal"/>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dd5d6" officeooo:paragraph-rsid="000dd5d6"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f64ab" officeooo:paragraph-rsid="000f64ab" style:font-style-asian="normal" style:font-style-complex="normal"/>
    </style:style>
    <style:style style:name="P11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9" style:family="paragraph" style:parent-style-name="Heading_20_2">
      <style:text-properties fo:language="en" fo:country="US"/>
    </style:style>
    <style:style style:name="P120" style:family="paragraph" style:parent-style-name="Heading_20_2">
      <style:text-properties fo:language="ru" fo:country="RU"/>
    </style:style>
    <style:style style:name="P121" style:family="paragraph" style:parent-style-name="Heading_20_2">
      <loext:graphic-properties draw:fill="solid" draw:fill-color="#eeeeee" draw:opacity="100%"/>
      <style:paragraph-properties fo:background-color="#eeeeee"/>
      <style:text-properties fo:language="ru" fo:country="RU"/>
    </style:style>
    <style:style style:name="P122" style:family="paragraph" style:parent-style-name="Heading_20_2">
      <loext:graphic-properties draw:fill="solid" draw:fill-color="#eeeeee" draw:opacity="100%"/>
      <style:paragraph-properties fo:background-color="#eeeeee"/>
    </style:style>
    <style:style style:name="P123"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language="en" fo:country="US" officeooo:rsid="00098029"/>
    </style:style>
    <style:style style:name="T9" style:family="text">
      <style:text-properties fo:language="en" fo:country="US" officeooo:rsid="0009e424"/>
    </style:style>
    <style:style style:name="T10" style:family="text">
      <style:text-properties fo:language="en" fo:country="US" officeooo:rsid="0009f478"/>
    </style:style>
    <style:style style:name="T11" style:family="text">
      <style:text-properties fo:language="en" fo:country="US" officeooo:rsid="000b2297"/>
    </style:style>
    <style:style style:name="T12" style:family="text">
      <style:text-properties fo:language="en" fo:country="US" officeooo:rsid="000bb035"/>
    </style:style>
    <style:style style:name="T13" style:family="text">
      <style:text-properties fo:language="en" fo:country="US" officeooo:rsid="000bf642"/>
    </style:style>
    <style:style style:name="T14" style:family="text">
      <style:text-properties fo:language="en" fo:country="US" officeooo:rsid="000dd5d6"/>
    </style:style>
    <style:style style:name="T15" style:family="text">
      <style:text-properties fo:color="#ff3333"/>
    </style:style>
    <style:style style:name="T16" style:family="text">
      <style:text-properties fo:color="#ff3333" fo:language="ru" fo:country="RU"/>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en" fo:country="US"/>
    </style:style>
    <style:style style:name="T22" style:family="text">
      <style:text-properties fo:color="#800000" fo:language="en" fo:country="US" fo:font-style="normal" style:font-style-asian="normal" style:font-style-complex="normal"/>
    </style:style>
    <style:style style:name="T23" style:family="text">
      <style:text-properties fo:color="#800000"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en" fo:country="US" fo:font-style="normal" style:font-style-asian="normal" style:font-style-complex="normal"/>
    </style:style>
    <style:style style:name="T31" style:family="text">
      <style:text-properties fo:background-color="transparent" loext:char-shading-value="0"/>
    </style:style>
    <style:style style:name="T32" style:family="text">
      <style:text-properties style:text-position="super 58%"/>
    </style:style>
    <style:style style:name="T33" style:family="text">
      <style:text-properties fo:color="#c5000b"/>
    </style:style>
    <style:style style:name="T34" style:family="text">
      <style:text-properties fo:language="fr" fo:country="FR"/>
    </style:style>
    <style:style style:name="T35" style:family="text">
      <style:text-properties fo:color="#0000ff"/>
    </style:style>
    <style:style style:name="T36" style:family="text">
      <style:text-properties fo:color="#3333ff"/>
    </style:style>
    <style:style style:name="T37" style:family="text">
      <style:text-properties fo:font-style="normal" style:font-style-asian="normal" style:font-style-complex="normal"/>
    </style:style>
    <style:style style:name="T38" style:family="text">
      <style:text-properties officeooo:rsid="0009e424"/>
    </style:style>
    <style:style style:name="T39" style:family="text">
      <style:text-properties officeooo:rsid="000b229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1" text:outline-level="1">Последний фанфик</text:h>
      <text:p text:style-name="P3">От Massaraksh</text:p>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2">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851707719631737281" text:style-name="L1">
        <text:list-item>
          <text:p text:style-name="P102">добавить детектив <text:span text:style-name="T1">(реализовано)</text:span>+ магические уроки/трактаты Старсвирла</text:p>
        </text:list-item>
        <text:list-item>
          <text:p text:style-name="P103">Терра несколько раз пытается убить Макса (один раз — в аквапарке). Несколько раз Макса спасает Селестия (даёт приказы Нексусу)</text:p>
        </text:list-item>
        <text:list-item>
          <text:p text:style-name="P103">Книги:</text:p>
        </text:list-item>
      </text:list>
      <text:list xml:id="list6648181104548701409" text:style-name="L2">
        <text:list-item>
          <text:p text:style-name="P104">«Великие грифоны прошлого» - из канона (5<text:span text:style-name="T5">s8e)</text:span></text:p>
        </text:list-item>
        <text:list-item>
          <text:p text:style-name="P104">«Высшие заклинания в повседневном использовании: от песчинки до дворца»</text:p>
        </text:list-item>
        <text:list-item>
          <text:p text:style-name="P104">«Малоизвестные аспекты магии трансформаций»</text:p>
        </text:list-item>
        <text:list-item>
          <text:p text:style-name="P10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4">Дасти Вейфарер «Зебрианская культура, быт и фольклор»</text:p>
        </text:list-item>
        <text:list-item>
          <text:p text:style-name="P104">«Краткая история Эквестрии»</text:p>
        </text:list-item>
        <text:list-item>
          <text:p text:style-name="P104">«Шедевры архитектуры Эквестрии» с разделом о Кантерлотском Королевском Дворце</text:p>
        </text:list-item>
        <text:list-item>
          <text:p text:style-name="P104">«Великие дела и великие чары». Страница 893: …</text:p>
        </text:list-item>
        <text:list-item>
          <text:p text:style-name="P104">«Природа Проклятий» - обмен</text:p>
        </text:list-item>
        <text:list-item>
          <text:p text:style-name="P104">«Магия для Чайников» - обмен</text:p>
        </text:list-item>
        <text:list-item>
          <text:p text:style-name="P104">«Энциклопедия Арканум» - обмен</text:p>
        </text:list-item>
        <text:list-item>
          <text:p text:style-name="P104">«О Гейсах» - обмен</text:p>
        </text:list-item>
        <text:list-item>
          <text:p text:style-name="P104">«Тайны Тайных Наук» - обмен</text:p>
        </text:list-item>
        <text:list-item>
          <text:p text:style-name="P104"><text:soft-page-break/>«Основы Заклятий» - обмен</text:p>
        </text:list-item>
        <text:list-item>
          <text:p text:style-name="P10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383129793491472981" text:style-name="L3">
        <text:list-item>
          <text:p text:style-name="P10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5">Селестия — переменчивая пони. В одно время не строгая, а в другое может быть такой, что страшно становится</text:p>
        </text:list-item>
        <text:list-item>
          <text:p text:style-name="P10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5">Около 820-ти лет назад будущий маг Лайтнинг Стар поступил на обучение к наставнику Тииспоту</text:p>
        </text:list-item>
        <text:list-item>
          <text:p text:style-name="P10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5">У Селестии грива и хвост развеваются и переливаются от магического шампуня</text:p>
        </text:list-item>
        <text:list-item>
          <text:p text:style-name="P105">Тело Селестии очень крепкое — может выдержать несколько тонн земли</text:p>
        </text:list-item>
        <text:list-item>
          <text:p text:style-name="P105">Дискорд намного старше принцесс, его магия сильнее ихней на голову</text:p>
        </text:list-item>
        <text:list-item>
          <text:p text:style-name="P105">Луна младше Селестии на 3 года. Сёстрам около 5000 лет. По другим данным, Селестии около 2500 лет.</text:p>
        </text:list-item>
        <text:list-item>
          <text:p text:style-name="P105">Принцессы начали войну с Дискордом в возрасте, когда им было около 700 лет — и продолжалась война почти сто лет</text:p>
        </text:list-item>
        <text:list-item>
          <text:p text:style-name="P105">Самый главный враг сестёр и Дискорда — скука</text:p>
        </text:list-item>
        <text:list-item>
          <text:p text:style-name="P105">В Эквестрии на одного жеребца приходится четыре - пять кобыл</text:p>
        </text:list-item>
        <text:list-item>
          <text:p text:style-name="P10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5">Селестия в первые полторы тысячи лет путешествовала — и заварила несколько войн (две — с Эквестрией, в одной была против Луны)</text:p>
        </text:list-item>
        <text:list-item>
          <text:p text:style-name="P105">Настоящий цвет гривы Селестии — клубнично-розовая. Радужный цвет гривы и хвоста поддерживается магией</text:p>
        </text:list-item>
        <text:list-item>
          <text:p text:style-name="P105">Кроме Дискорда, старше сестёр ещё старейшина драконов</text:p>
        </text:list-item>
        <text:list-item>
          <text:p text:style-name="P105">Кэйденс не прожила и 60-ти лет и является низкорожденной</text:p>
        </text:list-item>
        <text:list-item>
          <text:p text:style-name="P105">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5">Народ тихо фигел от нововведений и с ещё большим ожесточением продолжал делать по-своему</text:p>
        </text:list-item>
        <text:list-item>
          <text:p text:style-name="P10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5">Когда пони женятся, они обмениваются ножными браслетами</text:p>
        </text:list-item>
        <text:list-item>
          <text:p text:style-name="P105">Светилами, кроме сестёр, могут управлять единороги (группы), Дискорд, Твайлайт и Старсвирл</text:p>
        </text:list-item>
        <text:list-item>
          <text:p text:style-name="P105">Королева Кризалис — правительница Зелёной Долины</text:p>
        </text:list-item>
        <text:list-item>
          <text:p text:style-name="P105">Мать Луны и Селестии — аликорн Лорен. Мать Дискорда — Алиса (пони-человек)</text:p>
        </text:list-item>
        <text:list-item>
          <text:p text:style-name="P10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8">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8">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8">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8">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8">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8">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8">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8">Единорог. Холост, молод, мечтателен. Живёт в Кантерлоте. В свободное время рисует облака.</text:p>
      <text:h text:style-name="Heading_20_3" text:outline-level="3">Алекс</text:h>
      <text:p text:style-name="P78">Менеджер проектов, над одним из которых (Нексус) работает Макс.</text:p>
      <text:h text:style-name="Heading_20_3" text:outline-level="3">Ростик</text:h>
      <text:p text:style-name="P78">Лидер команды тестировщиков</text:p>
      <text:h text:style-name="Heading_20_3" text:outline-level="3">Стас</text:h>
      <text:p text:style-name="P78">Программист-новичок в команде Макса.</text:p>
      <text:h text:style-name="Heading_20_3" text:outline-level="3">Рома</text:h>
      <text:p text:style-name="P78">Программист в команде UI-программистов</text:p>
      <text:h text:style-name="Heading_20_3" text:outline-level="3"><text:soft-page-break/>Анджела</text:h>
      <text:p text:style-name="P78">Сисадмин. Флиртует с Максом.</text:p>
      <text:p text:style-name="P78"/>
      <text:h text:style-name="Heading_20_2" text:outline-level="2">Положения</text:h>
      <text:p text:style-name="P78">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19" text:outline-level="2">1. Терра</text:h>
      <text:p text:style-name="P23">музыка - кондовая электронная, холодная и отчаянная (Electronics “Disappointed”)</text:p>
      <text:p text:style-name="P80">&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2"><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9"><text:span text:style-name="T5">&gt;\</text:span>Привет, Нексус. Это Макс.</text:p>
      <text:p text:style-name="P49"><text:span text:style-name="T5">&lt;\</text:span>Привет Макс. <text:span text:style-name="T1">Рад тебя видеть. Где ты отсутствовал три дня?</text:span></text:p>
      <text:p text:style-name="P49"><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49"><text:span text:style-name="T5">&gt;\</text:span>Как называется наш проект?</text:p>
      <text:p text:style-name="P49"><text:span text:style-name="T5">&lt;\</text:span>Дайсон.</text:p>
      <text:p text:style-name="P49"><text:span text:style-name="T5">&gt;\</text:span>Сколько тебе лет?</text:p>
      <text:p text:style-name="P49"><text:span text:style-name="T5">&lt;\</text:span>Два года с начала запуска кластера.</text:p>
      <text:p text:style-name="P49"><text:span text:style-name="T5">&gt;\</text:span>Какой сейчас год?</text:p>
      <text:p text:style-name="P49"><text:soft-page-break/><text:span text:style-name="T5">&gt;\</text:span>202<text:span text:style-name="T1">6</text:span>-й.</text:p>
      <text:p text:style-name="P22"/>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49"><text:span text:style-name="T5">&gt;\</text:span>Нексус, отключи память <text:span text:style-name="T1">заданий</text:span> за последнюю неделю.</text:p>
      <text:p text:style-name="P49"><text:span text:style-name="T5">&lt;\</text:span>Выполнено.</text:p>
      <text:p text:style-name="P49"><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9"><text:span text:style-name="T5">&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5">&lt;\</text:span><text:span text:style-name="T1">Выполняю задачу</text:span>...</text:p>
      <text:p text:style-name="P50"><text:span text:style-name="T5">&lt;\</text:span>...</text:p>
      <text:p text:style-name="P50"><text:span text:style-name="T5">&lt;\</text:span>Решение:</text:p>
      <text:p text:style-name="P5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text:soft-page-break/>корпораций_A_06.09.2026_23<text:span text:style-name="T5">:47.bmf»</text:span></text:p>
      <text:p text:style-name="P21"/>
      <text:p text:style-name="P30">&lt;<text:span text:style-name="T1">как-то говённо. Улучшить</text:span>&gt;</text:p>
      <text:p text:style-name="P36">Хм, не понял? Ч<text:span text:style-name="T1">ё</text:span> за хрень?</text:p>
      <text:p text:style-name="P36"/>
      <text:p text:style-name="P49"><text:span text:style-name="T5">&gt;</text:span>\Нексус, почему ты используешь жёсткие настройки <text:span text:style-name="T1">для решения задачи</text:span>?</text:p>
      <text:p text:style-name="P49"><text:span text:style-name="T5">&lt;\</text:span>Настройки правильные, <text:span text:style-name="T1">Макс</text:span>.</text:p>
      <text:p text:style-name="P22"/>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49"><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6">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6">Ага, уже теплее.</text:p>
      <text:p text:style-name="P36"/>
      <text:p text:style-name="P49"><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56">Гудки.</text:p>
      <text:p text:style-name="P36"><text:span text:style-name="T1">У</text:span>ходя попрощался с охранником, <text:span text:style-name="T1">увлечённо исследующим тему педофилии</text:span>.</text:p>
      <text:p text:style-name="P36"><text:soft-page-break/>Всё, свободен. Хотя <text:s/><text:span text:style-name="T1">воскресенье</text:span> уже испорчен<text:span text:style-name="T1">о</text:span>.</text:p>
      <text:p text:style-name="P81">***</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20">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31">ворил </text:span><text:span text:style-name="T2">—</text:span><text:span text:style-name="T3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1">А у нас получается... </text:span><text:span text:style-name="T2">–</text:span><text:span text:style-name="T3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3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text:soft-page-break/>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2">Музыка быстрая, тревожная, надорваная и печальная (Pet Shop Boys “So Hard” ?)</text:p>
      <text:p text:style-name="P25"/>
      <text:p text:style-name="P79">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9">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text:soft-page-break/>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1">, </text:span><text:span text:style-name="T2">а от снотворного таких глюков у меня ни разу не было</text:span><text:span text:style-name="T31">.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20">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20">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1">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20">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pan text:style-name="T1">–</text:span> Такая <text:span text:style-name="T1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text:soft-page-break/>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text:soft-page-break/>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7">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4">Jack of Hearts</text:span><text:span text:style-name="T34"><text:note text:id="ftn7" text:note-class="footnote"><text:note-citation>7</text:note-citation><text:note-body><text:p text:style-name="Footnote"><text:bookmark text:name="result_box1"/><text:span text:style-name="T34">Jack of Hearts</text:span> <text:span text:style-name="T1">– Червовый валет (фр.)</text:span></text:p></text:note-body></text:note></text:span><text:span text:style-name="T3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text:span><text:soft-page-break/><text:span text:style-name="T1">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text:soft-page-break/>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text:soft-page-break/>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text:soft-page-break/>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5">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5">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9">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9">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9">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text:soft-page-break/></text:p>
      <text:h text:style-name="Heading_20_2" text:outline-level="2"><text:span text:style-name="T5">3. </text:span>Кантерлот</text:h>
      <text:p text:style-name="P53">Музыка медленная, фэнтезийная, средневековая, изысканая, дворцовая (стиль Dire Straits “Coyote”)</text:p>
      <text:p text:style-name="P71">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3"/>
      <text:p text:style-name="P19">Глава IV. Пределы магии</text:p>
      <text:p text:style-name="P18"/>
      <text:p text:style-name="P19">Вашему покорному слуге известны четыре предела магии: </text:p>
      <text:list xml:id="list2789423462194918615" text:style-name="L4">
        <text:list-item>
          <text:p text:style-name="P10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0">– <text:span text:style-name="T1">Восемь, о учитель!</text:span></text:p><text:p text:style-name="P90">–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1"><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1">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1">Я потянулся. Хватит на сегодня чтения. Настало время ежедневной прогулки по городу. Тем более, что у меня есть деньги.</text:p>
      <text:p text:style-name="P5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1">Так что даже на ремонт одежды и покупку необходимых в повседневной жизни мелочей у меня финансов не было. До недавнего времени. </text:p>
      <text:p text:style-name="P5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1"><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1"><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повышенного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5">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text:span text:style-name="T5">4. </text:span>Библиотека</text:h>
      <text:p text:style-name="P17">&lt;<text:span text:style-name="T35">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3"/>
      <text:p text:style-name="P38">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44"><text:soft-page-break/>Селестия нахмурилась и приняла грозный вид.</text:p>
      <text:p text:style-name="P44"><text:span text:style-name="T5">– </text:span>Не забывай, человек, я — могущественный маг и правитель Эквестрии. Ко мне нужно относиться с должным уважением!</text:p>
      <text:p text:style-name="P44"><text:span text:style-name="T5">– </text:span>А то что? Превратишь в жабу? Сошлёшь на Луну? Убьёшь нахер?</text:p>
      <text:p text:style-name="P44">Аликорница сникла. Уши её опустились.</text:p>
      <text:p text:style-name="P44"><text:span text:style-name="T5">– </text:span>Макс, не надо... Ты же знаешь, я этого не сделаю.</text:p>
      <text:p text:style-name="P44"><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4">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44"><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4"><text:span text:style-name="T5">Аликорница уселась н</text:span>а пол <text:span text:style-name="T5">и прижала копыто к груди.</text:span></text:p>
      <text:p text:style-name="P42">– Да будет так! Сим заявляю, что отныне и впредь буду общаться с тобой на равных, человек Макс. Слово Селестии!</text:p>
      <text:p text:style-name="P44"><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4"><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4"><text:span text:style-name="T5">– </text:span>Вот, читай отсюда. <text:span text:style-name="T5">– а</text:span>ликорница подчеркнула абзац копытом.</text:p>
      <text:p text:style-name="P44"/>
      <text:p text:style-name="P46">***</text:p>
      <text:p text:style-name="P46"/>
      <text:p text:style-name="P4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7">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7">Но величайшая справедливость юниверсума заключается в том, что не существует безвыходных положений. Всегда есть надежда.</text:p>
      <text:p text:style-name="P47">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7"><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4"/>
      <text:p text:style-name="P44">&lt;<text:span text:style-name="T19">Селестии не удастся привлечь Макса на сторону Эквестри даже с помощью 34 — это удастся Дэш</text:span>&gt;</text:p>
      <text:p text:style-name="P44">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4">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4"/>
      <text:p text:style-name="P44">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4">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4">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4">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44">–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4">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44">–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4">Я протянул руку, вытер ей слёзы и погладил по шее.</text:p>
      <text:p text:style-name="P44">– Не плачь. Я не отказываюсь. Хотя, скорее всего, Стар Свирл что-то напутал в заклинании, потому что я человек, а не сверхаликорн.</text:p>
      <text:p text:style-name="P44">–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4">Селестия успокоилась и смущённо потёрлась носом мне о плечо.</text:p>
      <text:p text:style-name="P44">– <text:s/>И я не читала твои мысли. У тебя на лице и так всё написано — ты не умеешь скрывать эмоции.</text:p>
      <text:p text:style-name="P44">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Кентаврячьи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2">– <text:s/>Давай я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4">Увидев Селестию, толпа замерла. Та в попытке спрятать меня, раскрыла крылья.</text:p>
      <text:p text:style-name="P44">В наступившей тишине аликорница прошептала мне убито:</text:p>
      <text:p text:style-name="P42">– <text:s/><text:span text:style-name="T1">Что-то мне не хочется оборачиваться.</text:span></text:p>
      <text:p text:style-name="P44">– <text:s/>А придётся. Кстати, крылья можешь опустить. Всё равно видна табуретка и мои ноги.</text:p>
      <text:p text:style-name="P44">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2"><text:span text:style-name="T1">– Занавес. </text:span>– <text:s/><text:span text:style-name="T1">подытожил я.</text:span></text:p>
      <text:p text:style-name="P42"/>
      <text:h text:style-name="P120" text:outline-level="2"><text:span text:style-name="T5">5. </text:span>Индиго</text:h>
      <text:p text:style-name="P42"/>
      <text:p text:style-name="P4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4"><text:span text:style-name="T1">– </text:span>А-а-апчхииии! – раздалось прямо у меня под ногами.</text:p>
      <text:p text:style-name="P44">–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44">– Ты кто? – машинально спросил я.</text:p>
      <text:p text:style-name="P44">– Индиго. – ответили глаза.</text:p>
      <text:p text:style-name="P44">Ответ не прояснил ситуацию ни на йоту, так что я продолжил.</text:p>
      <text:p text:style-name="P44">– А чего ты под лавкой делаешь?</text:p>
      <text:p text:style-name="P44">– Прячусь.</text:p>
      <text:p text:style-name="P44">Поняв, что расспросами ничего не добьёшься, я предложил прямо:</text:p>
      <text:p text:style-name="P44">– Может, ты вылезешь? Меня можно не бояться. Я не страшный.</text:p>
      <text:p text:style-name="P44">Под лавкой началась <text:s/>возня и сопение, потом наружу вылез жеребёнок-единорог насыщенного фиолетового цвета.</text:p>
      <text:p text:style-name="P44">– А я тебя вовсе и не боюсь. Вот ещё! Я в прятки играла.</text:p>
      <text:p text:style-name="P44">–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4">– Ничо страшного! – малютка вытерла нос. – Меня всё равно искать некому.</text:p>
      <text:p text:style-name="P44">– Это как? Ты же с кем-то в прятки играешь? – продолжал допытываться я.</text:p>
      <text:p text:style-name="P44">– Сама с собой и играю. – хмуро ответила кобылка. – А тебе чего, дяденька?</text:p>
      <text:p text:style-name="P44">Я понял, что жеребёнок не настроен на беседу. Пожал плечами <text:s/>и повернулся было уходить.</text:p>
      <text:p text:style-name="P44">– Эээ, гм…</text:p>
      <text:p text:style-name="P44">Я повернулся обратно.</text:p>
      <text:p text:style-name="P44">– Что?</text:p>
      <text:p text:style-name="P44">Единорожка ковыряла копытом землю и шмыгала носом, не смотря на меня. Я терпеливо ждал.</text:p>
      <text:p text:style-name="P44">– Дяденька, а ты не мог бы спросить принцессу Селестию, куда девалась Шейла Блюскай? А то мне играть не с кем.</text:p>
      <text:p text:style-name="P44">– При случае спрошу. Если встречу.</text:p>
      <text:p text:style-name="P44">– Встретишь, конечно! Скажи ей, что у меня сегодня день рождения, и я очень сильно огорчилась, когда она на него не пришла!</text:p>
      <text:p text:style-name="P44"><text:s/>Такая уверенность кобылки меня заинтриговала. Я пригляделся к жеребёнку повнимательнее. Да нет, вроде, раньше её не встречал.</text:p>
      <text:p text:style-name="P44">– Позволь поинтересоваться, откуда у тебя такая уверенность, что я встречусь с Селестией? Я ей, знаешь ли, свиданий не назначаю.</text:p>
      <text:p text:style-name="P44">– Да ладно-о-о, брось заливать-то! – скептически протянуло юное создание. – Все знают, что вы встречаетесь. Вот и спроси её, пажалста, когда увидишь.</text:p>
      <text:p text:style-name="P44">– Кто это «все»?</text:p>
      <text:p text:style-name="P44">– Ну, прислуга, стража, мой па…</text:p>
      <text:p text:style-name="P44">Ох! Во что же это такое я вляпался, а? За кого они меня, чёрт побери, принимают?</text:p>
      <text:p text:style-name="P44">Я присел на лавочку и наклонился пониже, чтобы наши головы были на одном уровне.</text:p>
      <text:p text:style-name="P44">– А твоего «па» не смущает, что я и Селестия м-м-м… немного разных видов? Точнее, совсем разных?</text:p>
      <text:p text:style-name="P44">– И чо? – без малейшего замешательства спросила кроха.</text:p>
      <text:p text:style-name="P44">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44">–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4">–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4">– <text:s/>Кха-кхе-гррхмм... Э-э-э... м-м-м... ну-у-у...</text:p>
      <text:p text:style-name="P44">У меня в голове произошло короткое замыкание. Слова пропали. Уши начали гореть.</text:p>
      <text:p text:style-name="P44">– <text:s/>Как, ты говоришь, тебя зовут? – в конце-концов выдавил осипшим голосом я, стараясь перевести тему. – Про чей день рождения я должен рассказать?</text:p>
      <text:p text:style-name="P44">–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4">У меня в памяти зажглась лампочка.</text:p>
      <text:p text:style-name="P44">– Постой-постой, не части. Твой отец, случайно, не Хорст Мэдтроттер?</text:p>
      <text:p text:style-name="P44">– Агась. А ты откуда знаешь?</text:p>
      <text:p text:style-name="P44">– Да так, один пони сказал. – я полез за пазуху и достал красную коробочку. – Вот тебе подарок.</text:p>
      <text:p text:style-name="P44">–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4">– Вообще-то, это не мой подарок. Его просил передать один старик, Норф Каррус из каретной мастерской.</text:p>
      <text:p text:style-name="P44">– Аааа, я его знаю! Мы с Шейлой ходили к нему играть, пока она не пропала. У Норфа интересно!</text:p>
      <text:p text:style-name="P44">Индиго открыла коробочку. Внутри на подстилке из тырсы лежала крохотная модель кареты в мельчайших подробностях.</text:p>
      <text:p text:style-name="P44">– Ух ты! – благоговейно прошептала Индиго. – Королева Лорен! Я даже управляла ею немножко.</text:p>
      <text:p text:style-name="P44">– Как ею можно управлять, если она не запряжена? Уж не Норф ли таскал её? – усомнился я.</text:p>
      <text:p text:style-name="P44">–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4">Я остался сидеть в полнейшем замешательстве. </text:p>
      <text:p text:style-name="P44"/>
      <text:p text:style-name="P46">***</text:p>
      <text:p text:style-name="P44">&lt;<text:span text:style-name="T35">Depeche Mode - Painkiller</text:span>&gt;</text:p>
      <text:p text:style-name="P4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4"/>
      <text:p text:style-name="P44"><text:soft-page-break/>В дверях библиотеки появился знакомый силуэт.</text:p>
      <text:p text:style-name="P44">– Привет, твоё высочество! Тебя уже выпустили, или опять от докторов смылась?</text:p>
      <text:p text:style-name="P44">Аликорница прошла в комнату и устало уселась рядом со мной.</text:p>
      <text:p text:style-name="P44">–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4">Я с подозрением посмотрел на Селестию. Где-то я уже видел эту улыбочку на хитрой роже.</text:p>
      <text:p text:style-name="P44">–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4">– Вот ещё! – возмущению Селестии не было предела. Аликорница встала и демонстративно повернулась ко мне задом.</text:p>
      <text:p text:style-name="P44">–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4">Я подёргал замок на накрупнике. Таки не врёт.</text:p>
      <text:p text:style-name="P44">– Убедился? Вообще-то, такое недоверие меня оскорбляет. Ни один пони так бы себя не вёл со мной. – Селестия улеглась возле кресла и надулась.</text:p>
      <text:p text:style-name="P44">– Разумеется, твои подданные вели бы себя с большим пиететом. Но я же не твой подданный, твоё высочество!</text:p>
      <text:p text:style-name="P44">Аликорница вскинула копыто к виску.</text:p>
      <text:p text:style-name="P44">–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4">– Окей, как хочешь. Никаких больше высочеств.</text:p>
      <text:p text:style-name="P44">–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4">Селестия сморщила нос в улыбке и спросила, прикрывшись крылом:</text:p>
      <text:p text:style-name="P44">– К слову, а что говорят мои подданные про нас? Что означает «чёрте-что»?</text:p>
      <text:p text:style-name="P44">Я вспомнил разговор с Индиго и почувствовал, как снова начинают гореть уши.</text:p>
      <text:p text:style-name="P44">– Чёрте-что — это значит «ерунда». Большая ерунда.</text:p>
      <text:p text:style-name="P44">– Оу, как интересно! – Селестия приблизила ко мне морду и повернула уши. – Расскажи-ка поподробнее. Я вся во внимании.</text:p>
      <text:p text:style-name="P44">–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44">Аликорница, широко раскрыв глаза, медленно тянула ко мне морду. Наконец, когда наши носы почти соприкоснулись, она не выдержала.</text:p>
      <text:p text:style-name="P44">– А-ха-ха-ха-ха-ха-ха!!! О-у-у-у-у-у-ха-ха-ха! И-и-и-и-ха-ха-ха! – Селестия перевернулась на спину и дёргала от смеха копытами.</text:p>
      <text:p text:style-name="P44">– <text:s/>Очень смешно! Ей говорят, что она подозревается в сексуальных извращениях, а она регочет! Мне-то пофиг, а тебе ещё править придётся!</text:p>
      <text:p text:style-name="P44">– <text:s/>И-и-изви-ни, Макс, не-мо-гу-у-у-у… Ох! Давненько я так не смеялась! Лет двести — так точно!</text:p>
      <text:p text:style-name="P44">Я потянул её за копыто и перевернул обратно на живот.</text:p>
      <text:p text:style-name="P44">– Что смешного-то?</text:p>
      <text:p text:style-name="P44"><text:soft-page-break/>Аликорница вытерла крылом выступившие слёзы и объяснила:</text:p>
      <text:p text:style-name="P44">–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4">– Ты не видишь ничего странного в межвидовых спариваниях? – охренел я. – Куда я, блин, попал???</text:p>
      <text:p text:style-name="P44">Селестия развернула моё кресло к себе и задумчиво посмотрела мне в глаза.</text:p>
      <text:p text:style-name="P44">– Очевидно, мне стоит рассказать тебе, Макс, откуда произошли пегасы и единороги.</text:p>
      <text:p text:style-name="P44">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4">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4">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4">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4">– А как выглядят сами истинные единороги? – спросил я.</text:p>
      <text:p text:style-name="P44">–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44">– Ха! – ответил я. – В моём мире они также известны. Правда, как несуществующий, сказочный вид.</text:p>
      <text:p text:style-name="P44">–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4">– Ишь ты! А что было дальше?</text:p>
      <text:p text:style-name="P44">–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4">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4"/>
      <text:p text:style-name="P44">Селестия встала, потянувшись по-кошачьи, и направилась к выходу. У двери она обернулась ко мне.</text:p>
      <text:p text:style-name="P44">– Сто лет не гуляла по парку. Составишь мне компанию?</text:p>
      <text:p text:style-name="P44">Я поднялся с кресла, гадая, шутила Селестия про сто лет, или нет?</text:p>
      <text:p text:style-name="P44"><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4">–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4">–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4">Селестия грустно засмеялась своим мыслям.</text:p>
      <text:p text:style-name="P44">–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4">– А о чём ты грустила?</text:p>
      <text:p text:style-name="P44">–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4">– Но ты не выглядишь сумасшедшей.</text:p>
      <text:p text:style-name="P44">–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4">Аликорны очень одиноки, Макс. Годы со временем становятся проблемой. Теряешь способность налаживать контакты с окружающими. В золотой период <text:span text:style-name="T39">юности и </text:span>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4">– Постой, а как же Луна? Мне показалось, она питала тёплые чувства к Кимеринну?</text:p>
      <text:p text:style-name="P44">Селестия задумалась, автоматически ковыряя копытом ямку под валуном.</text:p>
      <text:p text:style-name="P44">–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4">– А Дискорд? Ты говорила, он от древности вообще сбрендил. Тем-не-менее, он определённо «подъезжал» к Луне тогда, в развалинах.</text:p>
      <text:p text:style-name="P44">–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4">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4"><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4">Селестия рассмеялась.</text:p>
      <text:p text:style-name="P44">–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4">Селестия вскочила с места.</text:p>
      <text:p text:style-name="P44">– АЙ-Я-Я-Я-Я-Й!</text:p>
      <text:p text:style-name="P44">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4">– Раньше тут не было муравейника!!! – Селестия с мольбой взглянула на меня. – Мааакс!! Помоги! Они кусаются! Я <text:s/>сейчас свихнусь почище Дискорда!</text:p>
      <text:p text:style-name="P44">Аликорница подпрыгнула и, взбрыкнув, начала кружиться в обратную сторону.</text:p>
      <text:p text:style-name="P44">– Вот нечего землю ковырять там, где не надо! Стой!!! – я схватил её за хвост, останавливая. Затем осторожно завёл руку под накрупник.</text:p>
      <text:p text:style-name="P44">…</text:p>
      <text:p text:style-name="P44">–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4">– Да ладно! Мне это ничего не стоило.</text:p>
      <text:p text:style-name="P44">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4">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4">– Эммм... Селестия?</text:p>
      <text:p text:style-name="P44">– Дааа? – ответила аликорница, не повернув головы. В её тоне слышались смешливые нотки.</text:p>
      <text:p text:style-name="P44">Я вытащил руку из-под накрупника.</text:p>
      <text:p text:style-name="P44">– Всё в порядке?</text:p>
      <text:p text:style-name="P44">Селестия повернула голову, и я ясно увидел широкую улыбку и фирменный ехидный прищур из-под чёлки.</text:p>
      <text:p text:style-name="P44">– А почему ты спрашиваешь? Ты разобрался с муравьями?</text:p>
      <text:p text:style-name="P44"><text:soft-page-break/>– Вроде да. Хотя, по-моему, дело уже не в муравьях.</text:p>
      <text:p text:style-name="P44">– По-моему, тоже. – рассмеялась аликорница. – Продолжай...</text:p>
      <text:p text:style-name="P44"/>
      <text:h text:style-name="P119" text:outline-level="2">6. Стыд</text:h>
      <text:p text:style-name="P44"/>
      <text:p text:style-name="P47">~~~ Завтра на семь в библиотеке ~~~</text:p>
      <text:p text:style-name="P47"/>
      <text:p text:style-name="P44">–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4">Норф носился по мастерской, окрылённый новообретенным учеником.</text:p>
      <text:p text:style-name="P44">–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4">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4">–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44">Я посмотрел на часы. До семи оставалось двадцать минут — как раз, чтоб успеть дойти до библиотеки.</text:p>
      <text:p text:style-name="P44">– На сегодня довольно. Я ж вижу, ты торопишься. – заметил Норф.</text:p>
      <text:p text:style-name="P44">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4">Я закрыл саквояж и сунул его в рюкзак.</text:p>
      <text:p text:style-name="P44">– Завтра будешь? – спросил Норф. – Надо бы закончить заказ из <text:s/>Троттингема.</text:p>
      <text:p text:style-name="P44">– В это же время. – подтвердил я.</text:p>
      <text:p text:style-name="P44"/>
      <text:p text:style-name="P46">***</text:p>
      <text:p text:style-name="P44"/>
      <text:p text:style-name="P44">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44">– Здрасьте!</text:p>
      <text:p text:style-name="P44">Аликорница не ответила, всматриваясь в глобус.</text:p>
      <text:p text:style-name="P44">– Привет, говорю! – я подошёл вплотную и легонько сжал ей холку.</text:p>
      <text:p text:style-name="P44">– А, это ты, Макс? Привет. – аликорница, наконец, оторвалась от разноцветной сферы. – Как осваиваешься?</text:p>
      <text:p text:style-name="P44">– Нормально осваиваюсь. Работу себе нашёл. К <text:s/>Норфолку Каррусу в ученики записался.</text:p>
      <text:p text:style-name="P44">–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4">–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4">– Да, уже пять дней. Так здорово снова чувствовать свои мышцы! Корсет был ужасен.</text:p>
      <text:p text:style-name="P44">Аликорница прошлась передо мной с раскрытыми крыльями, демонстрируя восстановленную работоспособность.</text:p>
      <text:p text:style-name="P44">– Ну что же, и я рад за тебя. – я отвернулся, присел на край стола и стал изучать потолок. – Зачем вызывала?</text:p>
      <text:p text:style-name="P44">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4">– Ты сердишься?</text:p>
      <text:p text:style-name="P44">Её ресницы щекотали мне щёку. Я отодвинул её морду от лица и сказал скучающим тоном:</text:p>
      <text:p text:style-name="P44">– Та не, с чего бы? За что мне на тебя сердиться?</text:p>
      <text:p text:style-name="P44">– Но ты ведёшь себя как чужой. Как будто мы незнакомы! Ещё чуть-чуть, и станешь называть меня на «Вы» и «Ваше Высочество».</text:p>
      <text:p text:style-name="P44">Меня прорвало.</text:p>
      <text:p text:style-name="P44">–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4">Я вытащил из заднего кармана брюк смятую записку с королевскими вензелями и бросил её под ноги Селестии.</text:p>
      <text:p text:style-name="P44">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4">Наконец Селестия развернулась и глубоко выдохнула.</text:p>
      <text:p text:style-name="P44">–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4">Я подошёл к аликорнице и прикоснулся к её шее.</text:p>
      <text:p text:style-name="P44">– Всё в порядке. Я тебя понимаю — и ценю твоё признание. Сам бы ещё и не так себя повёл на твоём <text:soft-page-break/>месте.</text:p>
      <text:p text:style-name="P44">– Да? А как бы ты себя повёл? – заинтересовалась Селестия.</text:p>
      <text:p text:style-name="P44">Я вспомнил свои неудачные попытки завязать личную жизнь с девушками. Конечно, те были далеки от совершенства. Но так ли безгрешен был я сам?</text:p>
      <text:p text:style-name="P44">– Я бы не извинился. Огрызался бы и считал себя правым до последнего. Ещё и послал бы подальше.</text:p>
      <text:p text:style-name="P44">Аликорница насмешливо покачала головой.</text:p>
      <text:p text:style-name="P44">–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4">Я снова присел на столик, теперь уже лицом к аликорнице.</text:p>
      <text:p text:style-name="P44">– Так что случилось? Куда ты пропадала? Рассказывай.</text:p>
      <text:p text:style-name="P44">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4">– Что ты видишь? – спросила она напряжённо.</text:p>
      <text:p text:style-name="P44">–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4">–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4">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4">– Ты не ошиблась? Нет тут никакого города.</text:p>
      <text:p text:style-name="P44">– Сейчас нет. Раньше был. – еле слышно прошептала аликорница.</text:p>
      <text:p text:style-name="P44">– Чего ты так волнуешься? Может, на более подробной карте есть? Я бы на точность глобуса не слишком полагался.</text:p>
      <text:p text:style-name="P44">–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4">– Так, может, его и не было? – заметил я цинично.</text:p>
      <text:p text:style-name="P44">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4">–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4">– А как ты сама помнишь о том заклинании, если оно стёрто из бытия? – резонно подметил я.</text:p>
      <text:p text:style-name="P44">– У меня есть защита памяти. Я поставила её, когда сражалась с Иггусом… Правда, защита еле действует, так как прошло очень много времени.</text:p>
      <text:p text:style-name="P44">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4">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4">Аликорница потёрла висок и растерянно посмотрела на меня.</text:p>
      <text:p text:style-name="P44">–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4">Я обнял аликорницу, успокаивая.</text:p>
      <text:p text:style-name="P44">– Не волнуйся, принцесса. Ты делаешь всё, что от тебя зависит. Не твоя вина, если это происходит.</text:p>
      <text:p text:style-name="P44">Селестия рассеянно мотнула головой, не соглашаясь со мной.</text:p>
      <text:p text:style-name="P44">–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4">Она проследовала к выходу, кивком головы приглашая меня следовать за ней.</text:p>
      <text:p text:style-name="P44">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4">–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4">– Да так, ни о чём. – покраснел я, вернувшись на дорожку.</text:p>
      <text:p text:style-name="P44">Селестия всмотрелась в меня внимательно и всё поняла.</text:p>
      <text:p text:style-name="P44">– <text:s/>Нам не туда. Не сейчас. Я хочу показать тебе Эквестрию. – тихо сказала она.</text:p>
      <text:p text:style-name="P44">&lt;<text:span text:style-name="T36">Pet Shop Boys — A Man Could Get Arrested</text:span>&gt;</text:p>
      <text:p text:style-name="P44">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4"><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4">Она ещё сочувствует! Я старался не смотреть в её сторону, отводя глаза. Так мы дошли до городской стены.</text:p>
      <text:p text:style-name="P44">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4">Взобравшись на галерею по винтовой лестнице крохотной сторожевой башенки, мы остановились у зубца.</text:p>
      <text:p text:style-name="P44">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44">– Что ты чувствуешь? – спросила аликорница.</text:p>
      <text:p text:style-name="P44">– У меня нет слов. Ничего прекраснее я в жизни не видел! – только и смог выговорить я.</text:p>
      <text:p text:style-name="P44">Селестия склонила голову, соглашаясь.</text:p>
      <text:p text:style-name="P44">–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4">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4">– Прошлогодний выпуск. – заметила Селестия. – Отличная работа, хотя жеребячливости хватает. Что неудивительно, учитывая их возраст.</text:p>
      <text:p text:style-name="P44">–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4">–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4">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4">– Проблемы? Что за проблемы? Извини, я таки прослушал.</text:p>
      <text:p text:style-name="P44">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44">– Когда твоя жизнь длится тысячи лет, начинаешь тонко чувствовать гармонию мира. – начала она.</text:p>
      <text:p text:style-name="P44"/>
      <text:h text:style-name="Heading_20_2" text:outline-level="2"><text:soft-page-break/><text:span text:style-name="T1">7</text:span>. Нелетающие пегасы</text:h>
      <text:p text:style-name="P44"/>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1">старший. </text:span><text:span text:style-name="T2">–</text:span><text:span text:style-name="T3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text:soft-page-break/>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4">–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4">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4">Ну что же, основное искусство правления <text:span text:style-name="T5">— умение делегировать полномочия. Вечером того же дня я села за письменный стол.</text:span></text:p>
      <text:p text:style-name="P4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4"/>
      <text:p text:style-name="P46">***</text:p>
      <text:p text:style-name="P44"><text:soft-page-break/></text:p>
      <text:p text:style-name="P44">– А что стало с жеребятами? – спросил я. – Они перестали бояться экзаменов?</text:p>
      <text:p text:style-name="P44">–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4">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4">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4">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4">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4">Описав круг, Селестия перелетела через стену и приземлилась в парке. Я скатился на траву, пытаясь вдохнуть.</text:p>
      <text:p text:style-name="P44">– Что... Это... Было?</text:p>
      <text:p text:style-name="P44">Селестия осторожно, но настойчиво повалила меня на траву и принялась ощупывать рёбра.</text:p>
      <text:p text:style-name="P44">– Так больно? А так?</text:p>
      <text:p text:style-name="P44">–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4">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4">–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4">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4">– Не могу поверить. В Кантерлоте никогда не было землетрясений. Это неестественно. – пробормотала аликорница растерянно. – Слишком быстро.</text:p>
      <text:p text:style-name="P44">– Что <text:span text:style-name="T5">— </text:span>быстро? – не выдержал я.</text:p>
      <text:p text:style-name="P44">–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4">– Нет проблем, Селестия. Я всё понимаю.</text:p>
      <text:p text:style-name="P44">Аликорница приготовилась было взлетать, но в последний момент, приняв какое-то решение, остановилась.</text:p>
      <text:p text:style-name="P44">– Макс?</text:p>
      <text:p text:style-name="P44">– Да?</text:p>
      <text:p text:style-name="P44"><text:soft-page-break/>– Мы уже достаточно неплохо знаем друг друга. Могу сказать, что ты меня знаешь лучше, чем кто-либо ещё во дворце, за исключением Луны.</text:p>
      <text:p text:style-name="P44">– Да?</text:p>
      <text:p text:style-name="P44">– Да. Зови меня Тия. Если хочешь.</text:p>
      <text:p text:style-name="P44">– Хорошо. До встречи, Тия.</text:p>
      <text:p text:style-name="P44">– До встречи, Макс.</text:p>
      <text:p text:style-name="P44"/>
      <text:h text:style-name="Heading_20_2" text:outline-level="2"><text:span text:style-name="T1">8</text:span>. <text:span text:style-name="T5">40-6</text:span></text:h>
      <text:p text:style-name="P54">Mark Knopfler — Hill Farmers Blues — или на следующую главу (прощание)</text:p>
      <text:p text:style-name="P44"/>
      <text:p text:style-name="P4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5">— оставить тебе напутствие.</text:span></text:p>
      <text:p text:style-name="P47"><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7">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47">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2">…</text:p>
      <text:p text:style-name="P44">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7"> </text:span><text:span text:style-name="T30">— вся архитектура явно </text:span><text:span text:style-name="T29">была </text:span><text:span text:style-name="T30">заточена под крылатых. Таких, для которых приземлиться на балкон в тронном зале или уйти через портик на крыше</text:span><text:span text:style-name="T37"> </text:span><text:span text:style-name="T30">— обычное дело. </text:span><text:span text:style-name="T37">Хорошо, что ежедневные посещения каретной мастерской подняли мой тонус, изрядно посаженный сидячим образом жизни.</text:span></text:p>
      <text:p text:style-name="P1"><text:span text:style-name="T3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 углу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0"> </text:span><text:span text:style-name="T29">Его центр занимал высокий </text:span><text:span text:style-name="T30">кругл</text:span><text:span text:style-name="T29">ый</text:span><text:span text:style-name="T30"> матрац </text:span><text:span text:style-name="T29">с</text:span><text:span text:style-name="T30"> велик</text:span><text:span text:style-name="T29">им</text:span><text:span text:style-name="T30"> множество</text:span><text:span text:style-name="T29">м</text:span><text:span text:style-name="T30">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44">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4">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44"><text:soft-page-break/>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Во все времена некоторым пони нравилось играть <text:s/>в конспирацию и борьбу за идеалы высшей справедливости. От которой они первые сбежали бы, наступи она на самом деле. Но как им это втолковать? Они как большие дети. Ну, пусть играют, если им это нравится.</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44">Аликорница искоса зыркнула на меня, недовольно сморщив нос.</text:p>
      <text:p text:style-name="P42"><text:span text:style-name="T1">–</text:span> Мы же договорились! Тия!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Тия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text:soft-page-break/>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она встала</text:span> и прошла к кухне, по пути поддев меня крупом и опрокинув на матрац вторично.</text:p>
      <text:p text:style-name="P4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2">Мне печалиться не стоит</text:p><text:p text:style-name="P92">Жизнь прекрасна и ярка</text:p><text:p text:style-name="P92">Телом молода, душою —</text:p><text:p text:style-name="P92">Как степной дракон мудра.</text:p><text:p text:style-name="P92"/><text:p text:style-name="P92">Я видала взлёт империй,</text:p><text:p text:style-name="P92">Я жила среди легенд,</text:p><text:p text:style-name="P92">...</text:p><text:p text:style-name="P91"/></text:note-body></text:note> &lt;<text:span text:style-name="T15">песня Селестии – в примечание</text:span>&gt;,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
      <text:p text:style-name="P31">&lt;Пока радужный чай настаивается – Тия отправляет Макса мыться в ванной – потом заглядывает туда сама и плюхается рядом, снимая сандалии и остатки одежды (бандаж с хвоста, серьги и т.д.).&gt;</text:p>
      <text:p text:style-name="P42"/>
      <text:p text:style-name="P42">Аликорница поставила на поднос чашки и плетёнку с бубликами и вернулась с ним ко мне. 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Тие.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text:span><text:soft-page-break/><text:span text:style-name="T1">лёгкого покалывания. Потом пришло тепло и расслабленность.</text:span></text:p>
      <text:p text:style-name="P44">Копыто легло мне на плечо и мягко повалило на постель. 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4">Тия фыркнула.</text:p>
      <text:p text:style-name="P44">–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text:p>
      <text:p text:style-name="P44">Её ресницы щекотали мне щеку. Я повернулся к ней и буквально растворился в ласковом взгляде огромных глаз.</text:p>
      <text:p text:style-name="P44">–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4">Тия подняла голову.</text:p>
      <text:p text:style-name="P44">–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9">слабой рядом с сильным</text:span>!</text:p>
      <text:p text:style-name="P44">Она призывно отвернула хвост в сторону и опустила голову на ложе, закрыв глаза. Слабый запах мускуса смешался с лавандовым. Чувство томления зародилось в низу живота, мне стало жарко и тесно в штанах.</text:p>
      <text:p text:style-name="P44">Как во сне я разделся и зашёл к ней сзади. "Это неправильно!» – пискнули во мне остатки ханжества и замолкли, раздавленные желанием.</text:p>
      <text:p text:style-name="P44">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Был ли тому виной радужный напиток, или же я сам так распалился от вида аликорницы подо мной, но я был подобен железному стержню, входящему в масло.<text:span text:style-name="T5">&lt;</text:span><text:span text:style-name="T19">описать силу напряжения</text:span><text:span text:style-name="T5">&gt;</text:span>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4">Через некоторое время Тия осторожно высвободилась из-под меня и встала с постели. </text:p>
      <text:p text:style-name="P44">– Лежи, я сейчас. – муркнула она, поцеловав меня в ухо.</text:p>
      <text:p text:style-name="P44">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4">Достав из шкафчика пузатую заплесневевшую бутылку, Тия что-то прикинула и наполнила её содержимым два бокала на полуметровых ножках.</text:p>
      <text:p text:style-name="P44">– Я тут подумала, – повернулась она ко мне, – лучше выпьем лазурное вино в ванной. <text:span text:style-name="T19">Оно расслабляет и снимает магию радужного чая. Эффективнее всего действует в воде. Ты не против?</text:span></text:p>
      <text:p text:style-name="P44"><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4">Тия покачала головой и прошла с бокалами в ванную, кивком пригласив меня следовать за ней.</text:p>
      <text:p text:style-name="P44">–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4"><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4">Наконец, я со вздохом отпрянул.</text:p>
      <text:p text:style-name="P44"><text:span text:style-name="T5">– За дружбу! </text:span>– подняла бокал Тия.</text:p>
      <text:p text:style-name="P44">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4"><text:span text:style-name="T5">– Это </text:span><text:span text:style-name="T9">ты</text:span><text:span text:style-name="T5"> называе</text:span><text:span text:style-name="T9">шь</text:span><text:span text:style-name="T5"> “дружбой”? – с </text:span>улыбкой хмыкнул<text:span text:style-name="T5"> я. – </text:span>Мне нравится твоё чувство юмора.</text:p>
      <text:p text:style-name="P44">Аликорница нахмурилась.</text:p>
      <text:p text:style-name="P44"><text:span text:style-name="T5">– </text:span>Тебе не нравится моя дружба? Ты чем-то недоволен?</text:p>
      <text:p text:style-name="P44">Я расхохотался, чуть не поперхнувшись водой, плескавшейся у подбородка.</text:p>
      <text:p text:style-name="P44"><text:span text:style-name="T5">– </text:span>Нет, что ты, Тия, не мели ерунды! Я всем доволен, я просто в восторге. Мне вообще кажется, что я попал в рай и ты <text:span text:style-name="T5">— </text:span>мой ангел-хранитель. <text:span text:style-name="T38">И</text:span> называть ЭТО дружбой <text:span text:style-name="T5">— </text:span>это всё равно что назвать твой дворец сараем для хранения мётел. То есть, я не понимаю, зачем называть дружбой лю...</text:p>
      <text:p text:style-name="P107">Копыто аликорницы закрыло мне рот прежде чем я успел договорить заветное слово.</text:p>
      <text:p text:style-name="P109"><text:span text:style-name="T5">– </text:span><text:span text:style-name="T8">Макс, не надо! – умоляюще </text:span><text:span text:style-name="T9">произнесла аликорница. – Не продолжай! Пожалуйста!</text:span></text:p>
      <text:p text:style-name="P110"><text:span text:style-name="T5">Слова встали у меня поперёк горла. Я медленно убрал копыто от </text:span><text:span text:style-name="T14">лица</text:span><text:span text:style-name="T5"> и потрясённо уставился на неё.</text:span></text:p>
      <text:p text:style-name="P111"><text:span text:style-name="T5">– Но почему? – в конце-концов выдавил я. – </text:span><text:span text:style-name="T13">Что не так? Это из-за того, что я — человек?</text:span></text:p>
      <text:p text:style-name="P110"><text:span text:style-name="T5">Тия виновато закусила губу и отвернулась.</text:span></text:p>
      <text:p text:style-name="P110"><text:span text:style-name="T5">– Я же обьясняла тебе в самом начале нашего знакомства. </text:span><text:span text:style-name="T10">Аликорны не могут любить. </text:span><text:span text:style-name="T12">Только не смертных</text:span><text:span text:style-name="T10">. </text:span><text:span text:style-name="T11">Мне казалось, ты понял и принял это правило.</text:span></text:p>
      <text:p text:style-name="P113"><text:span text:style-name="T11">Р</text:span><text:span text:style-name="T5">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span></text:p>
      <text:p text:style-name="P112"><text:span text:style-name="T5">– </text:span><text:span text:style-name="T14">Макс… Я не смогу сделать тебя бессмертным… Мне очень жаль… Извини…</text:span></text:p>
      <text:p text:style-name="P114"><text:soft-page-break/><text:span text:style-name="T9">В</text:span><text:span text:style-name="T5">незапно я осознал, насколько она древнее существо. Тысячелетия с тоской взывали ко мне в её глазах.</text:span></text:p>
      <text:p text:style-name="P44"/>
      <text:p text:style-name="P44">&lt;Тия<text:span text:style-name="T19"> вытаскивает из небольшого, встроенного в диван бара, вино и выпивает с Максом по бокалу. Потом <text:s/>они идут в ванную обмываться. Потом целует его и он признаётся в любви к ней — сцена её отказа и последующей его ненависти к ней</text:span>&gt;</text:p>
      <text:p text:style-name="P44"/>
      <text:p text:style-name="P44"/>
      <text:p text:style-name="P44"/>
      <text:p text:style-name="P42"/>
      <text:p text:style-name="P45">&lt;- Макс,- шепнула Тия — Я не смогу сделать тебя бессмертным. Мне очень жаль…</text:p>
      <text:p text:style-name="P45">Внезапно я осознал, насколько она — древнее существо. Столетия с тоской взывали ко мне в её глазах.</text:p>
      <text:p text:style-name="P45">Слезы злости душили меня. Но я сдержался.</text:p>
      <text:p text:style-name="P45">- Охренеть. - сказал я холодно. - А я прям напрашивался.</text:p>
      <text:p text:style-name="P45">…</text:p>
      <text:p text:style-name="P45"/>
      <text:p text:style-name="P45">...</text:p>
      <text:p text:style-name="P45">Я обернулся. Сквозь зелёный полог просвечивало фиалковое сияние. Я отвернулся и изо всех сил двинул дверью. В глубине беспомощно звякнул колокольчик...&gt;</text:p>
      <text:p text:style-name="P45">&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2"><text:span text:style-name="T21">&lt;</text:span><text:span text:style-name="T19">в сцене 34 - Тия при заварке чая добавляет порошок в огонь - тот становится голубым. А в чай - щепотку афродизиака</text:span><text:span text:style-name="T21">&gt;</text:span></text:p>
      <text:p text:style-name="P32"/>
      <text:p text:style-name="P2"/>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
      <text:p text:style-name="P1"/>
      <text:p text:style-name="P1"/>
      <text:p text:style-name="P1"/>
      <text:p text:style-name="P2">Сразу бросилось в глаза полное отсутствие флакончиков, игрушек, рюшечек, картинок и прочих <text:soft-page-break/>безделушек, составляющих обязательный набор женского быта.<text:span text:style-name="T5">&lt;</text:span><text:span text:style-name="T20">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text:span text:style-name="T5">&lt;</text:span><text:span text:style-name="T19">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45">Селестия устроилась на ковре напротив меня и начала рассказ.</text:p>
      <text:p text:style-name="P44"/>
      <text:p text:style-name="P43"><text:span text:style-name="T1">&lt;</text:span>сюжеты из 1001 ночи<text:span text:style-name="T1">&gt;</text:span></text:p>
      <text:p text:style-name="P45"/>
      <text:p text:style-name="P45">&lt;Упоминание Стар Свирлом элементов гармонии&gt;</text:p>
      <text:p text:style-name="P48">&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8">Селестия снится Максу сгорающей — и после этого она исчезает из Эквестрии. При этом она успевает сказать Максу, что она его...&gt;</text:p>
      <text:p text:style-name="P41"/>
      <text:p text:style-name="P39"/>
      <text:p text:style-name="P2"/>
      <text:p text:style-name="P14">&lt;<text:span text:style-name="T20">После секса, Селестия отказывает Максу в аудиенции (стыдится?). Только перед его отъездом из Кантерлота она прощается с ним</text:span>&gt;</text:p>
      <text:p text:style-name="P45">&lt;<text:span text:style-name="T19">(после 34:</text:span></text:p>
      <text:p text:style-name="P34">← Не понял? А что это, если не любовь?</text:p>
      <text:p text:style-name="P34">- Мааакс! - мягко произнесла аликорница. - Аликорны не могут любить. Я же тебе рассказывала прямо перед этим. Думала, ты поймёшь...</text:p>
      <text:p text:style-name="P34">– Охренеть! А зачем ты завела отношения со мной? Тебе жеребцов из дворцовой стражи не хватает? Свежачка захотелось? </text:p>
      <text:p text:style-name="P6"><text:soft-page-break/><text:span text:style-name="T23">–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21"> когда ты обблевал тебе копыто - т</text:span><text:span text:style-name="T22">ы стоял тогда такой жалкий, обблёванный, беспомощный, - но всё равно старался помочь мне. Это было так трогательно... </text:span></text:p>
      <text:p text:style-name="P34">– Тьфу!</text:p>
      <text:p text:style-name="P45"><text:span text:style-name="T19">– <text:s/>Мне очень жаль...</text:span>&gt;</text:p>
      <text:p text:style-name="P45"/>
      <text:p text:style-name="P45"/>
      <text:p text:style-name="P4">***</text:p>
      <text:p text:style-name="P14"/>
      <text:p text:style-name="P2"><text:span text:style-name="T5">&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2" text:outline-level="2">Рассказ Селестии <text:span text:style-name="T19">(“1001 ночь”)</text:span></text:h>
      <text:p text:style-name="P7"/>
      <text:p text:style-name="P14"/>
      <text:p text:style-name="P2"/>
      <text:h text:style-name="P122" text:outline-level="2">ЛСД-чаепитие</text:h>
      <text:p text:style-name="P2"/>
      <text:p text:style-name="P2"/>
      <text:h text:style-name="P122" text:outline-level="2">Рейд пони-рэйнджеров</text:h>
      <text:p text:style-name="P2">&lt;Магия изо всех окраин Эквестрии бежит к её центру — в Вечнодикий лес&gt;</text:p>
      <text:p text:style-name="P26">(леденящий душу триллер, музыка тревожная)</text:p>
      <text:p text:style-name="P6">&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text:soft-page-break/>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8">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20">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text:soft-page-break/>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9">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oft-page-break/><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9">???</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2" text:outline-level="2">Рейд пони-рэйнджеров-2 (<text:span text:style-name="T19">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text:soft-page-break/>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9">гидрорысью</text:span><text:span text:style-name="T5">&gt;</text:span> и нападением <text:span text:style-name="T5">&lt;</text:span><text:span text:style-name="T19">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9">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oft-page-break/><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text:soft-page-break/>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oft-page-break/><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
      <text:p text:style-name="P2">&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2">- Куда проваливаться? - спросил я.</text:p>
      <text:p text:style-name="P2">- Они не знают. В тех провалах не видно дна...&gt;</text:p>
      <text:p text:style-name="P2"/>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oft-page-break/><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9">34 - утерянная глава </text:span><text:span text:style-name="T5">&gt;</text:span></text:p>
      <text:p text:style-name="P2"><text:span text:style-name="T5">&lt;</text:span><text:span text:style-name="T19">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22" text:outline-level="2">В библиотеке замка Селестии</text:h>
      <text:p text:style-name="P75"/>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9">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9">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9">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text:soft-page-break/>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20">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oft-page-break/><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20">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3">–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3">– Куда проваливаться? – не понял я</text:p>
      <text:p text:style-name="P33">– Они не знают. В тех провалах не видно дна...</text:p>
      <text:p text:style-name="P2"/>
      <text:h text:style-name="P122"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oft-page-break/><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4">заклинание равновесия, в описании к которому есть ссылка на заклинание роста </text:span><text:span text:style-name="T25">(вставить шутку в стиле Влада)</text:span><text:span text:style-name="T2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20">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20">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text:soft-page-break/>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text:soft-page-break/>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9">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oft-page-break/><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oft-page-break/><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text:soft-page-break/>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text:soft-page-break/>относительное затишье — там никогда не регулировалась погода.</text:p>
      <text:h text:style-name="P122" text:outline-level="2">Первый сеанс двойного сна. Рэрити</text:h>
      <text:p text:style-name="P2"/>
      <text:p text:style-name="P2"><text:span text:style-name="T5">&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9">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text:soft-page-break/>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2" text:outline-level="2">Сон Макса</text:h>
      <text:p text:style-name="P75"/>
      <text:p text:style-name="P2"><text:span text:style-name="T5">&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9">Эгрегор Эквестрии </text:span><text:span text:style-name="T21">—</text:span><text:span text:style-name="T19"> Селестия </text:span><text:span text:style-name="T21">—</text:span><text:span text:style-name="T19">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32"/>
      <text:p text:style-name="P2"><text:soft-page-break/></text:p>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2"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2"><text:span text:style-name="T19">У Твайлайт после видения гибели Кимеринна появились морщинки возле глаз</text:span><text:span text:style-name="T5">&gt;</text:span></text:p>
      <text:p text:style-name="P2"/>
      <text:h text:style-name="P122"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9">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oft-page-break/><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9">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2"><text:span text:style-name="T21">–</text:span><text:span text:style-name="T19"> Пинки? </text:span><text:span text:style-name="T21">–</text:span><text:span text:style-name="T19"> Дэш сморщила нос. </text:span><text:span text:style-name="T21">–</text:span><text:span text:style-name="T19"> Я скажу ей, чтоб больше не </text:span><text:span text:style-name="T21">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9">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oft-page-break/><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9">Аликорны </text:span><text:span text:style-name="T21">—</text:span><text:span text:style-name="T19"> элементали. Они воплощают в себе какую-либо сторону чаяний и настроений сообщества пони. Анакорн </text:span><text:span text:style-name="T21">—</text:span><text:span text:style-name="T19">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21">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9">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9">Вкратце суть сна Рэрити.</text:span></text:p>
      <text:p text:style-name="P2"><text:soft-page-break/><text:span text:style-name="T19">Она проснулась в мире Терры веб-дизайнером. И мир Эквестрии ей только снился </text:span><text:span text:style-name="T21">—</text:span><text:span text:style-name="T19"> и быстро начал забываться. Т.е. мир Эквестрии - всего лишь сон терранского парня (девушки?)</text:span></text:p>
      <text:p text:style-name="P2"><text:span text:style-name="T19">к экрану - очередь из пони (пони пропадают из Эквестрии). В очереди близко к экрану </text:span><text:span text:style-name="T21">—</text:span><text:span text:style-name="T19"> Селестия. Рэрити </text:span><text:span text:style-name="T21">—</text:span><text:span text:style-name="T19"> без очереди (у неё </text:span><text:span text:style-name="T21">—</text:span><text:span text:style-name="T19"> билет-пропуск от Индрэ).</text:span></text:p>
      <text:p text:style-name="P2"><text:span text:style-name="T19">Рэрити проснулась парнем, т.к. в Эквестрии </text:span><text:span text:style-name="T21">—</text:span><text:span text:style-name="T19"> матриархат, роль терранских мужчин там несут кобылы.</text:span></text:p>
      <text:p text:style-name="P2"><text:span text:style-name="T19">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9">Влад рассказывает Максу о своём сне </text:span><text:span text:style-name="T21">—</text:span><text:span text:style-name="T19">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oft-page-break/>(<text:span text:style-name="T5">&lt;</text:span><text:span text:style-name="T19">согласовать с тем, что говорил Анакорн о Р/Д</text:span><text:span text:style-name="T5">&gt;</text:span>). </text:p>
      <text:p text:style-name="P2">Об этом Эгрегоре пишется в книге <text:span text:style-name="T5">&lt;</text:span><text:span text:style-name="T19">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9">обоснование сна для Р/Д. РД видит несколько вариантов историй с Mane6 </text:span><text:span text:style-name="T21">—</text:span><text:span text:style-name="T19"> и с собой + Леро </text:span><text:span text:style-name="T21">—</text:span><text:span text:style-name="T19"> намёк на несовместимые фанфики</text:span></text:p>
      <text:p text:style-name="P2"><text:span text:style-name="T19">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9">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9">Кто следующий готов рассказывать?</text:span></text:p>
      <text:p text:style-name="P28">Пинки дёрнулась на месте, но промолчала.</text:p>
      <text:p text:style-name="P2"><text:span text:style-name="T21">–</text:span><text:span text:style-name="T19"> Я расскажу, - шагнула вперёд радужная пегаска. </text:span><text:span text:style-name="T21">–</text:span><text:span text:style-name="T19"> Хотя вряд ли ты узнаешь что-то полезное. Там галиматья какая-то…</text:span><text:span text:style-name="T5">&gt;</text:span></text:p>
      <text:p text:style-name="P2"/>
      <text:p text:style-name="P2"><text:span text:style-name="T5">&lt;</text:span><text:span text:style-name="T19">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9">В мире Терры они ищут Селестию. В конце-концов Макс находит её в кибермозге </text:span><text:span text:style-name="T21">—</text:span><text:span text:style-name="T19"> в подпрограмме </text:span><text:soft-page-break/><text:span text:style-name="T19">“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1">—</text:span><text:span text:style-name="T19">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20">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9">…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21">–</text:span><text:span text:style-name="T19"> Некоторые употребляют. Но правительница Эквестрии, пьющая водку </text:span><text:span text:style-name="T20">—</text:span><text:span text:style-name="T19"> это уже черезчур. </text:span><text:span text:style-name="T21">–</text:span><text:span text:style-name="T19"> Засмеялась Селестия. </text:span><text:span text:style-name="T21">–</text:span><text:span text:style-name="T19">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text:soft-page-break/>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2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2"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text:soft-page-break/>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9">Концепция абсолютного зла. Вычеркнуть кого-то из бытия.</text:span></text:p>
      <text:p text:style-name="P2"><text:span text:style-name="T19">Пока идёт борьба за вычёркивание </text:span><text:span text:style-name="T20">—</text:span><text:span text:style-name="T19"> это вычёркивание является злом. Но когда вычёркивание произошло, зло исчезает </text:span><text:span text:style-name="T20">—</text:span><text:span text:style-name="T19"> т.к. вычеркнутого никогда не было, о нём никто не знает. Никто </text:span><text:span text:style-name="T20">—</text:span><text:span text:style-name="T19"> даже вычёркивающий</text:span><text:span text:style-name="T5">&gt;</text:span></text:p>
      <text:p text:style-name="P2"/>
      <text:h text:style-name="P122"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20">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oft-page-break/><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9">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9">добавить сочувствия</text:span><text:span text:style-name="T5">&gt;</text:span>.</text:p>
      <text:p text:style-name="P2"/>
      <text:p text:style-name="P2"><text:span text:style-name="T5">&lt;</text:span><text:span text:style-name="T19">После этого случая Тавйлайт решает прекратить сеансы двойного сна. Сеанса с ЭйДжей и Флатти не будет</text:span><text:span text:style-name="T5">&gt;</text:span></text:p>
      <text:p text:style-name="P2"/>
      <text:h text:style-name="P122"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text:soft-page-break/>магии…</text:p>
      <text:p text:style-name="P2">Мы с <text:span text:style-name="T1">Дэш</text:span> допивали кофе в cкафе <text:span text:style-name="T5">&lt;</text:span><text:span text:style-name="T20">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20">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text:soft-page-break/></text:p>
      <text:h text:style-name="P122" text:outline-level="2">Поиск решения</text:h>
      <text:p text:style-name="P75"/>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oft-page-break/><text:span text:style-name="T5">&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1">—</text:span><text:span text:style-name="T19"> Луна создаёт обратный коридор в срок.</text:span><text:span text:style-name="T5">&gt;</text:span></text:p>
      <text:p text:style-name="P2"/>
      <text:h text:style-name="P12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20">Дуглас </text:span><text:span text:style-name="T21">—</text:span><text:span text:style-name="T20"> </text:span><text:span text:style-name="T21">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9">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text:soft-page-break/>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9">двухмесячной</text:span><text:span text:style-name="T5">&gt;</text:span> давности осталось лишь направление движения.</text:p>
      <text:p text:style-name="P2">И опять, как <text:span text:style-name="T5">&lt;</text:span><text:span text:style-name="T19">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oft-page-break/><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text:soft-page-break/>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9">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9">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text:soft-page-break/>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text:soft-page-break/>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9">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2" text:outline-level="2">Поиски</text:h>
      <text:p text:style-name="P2"/>
      <text:p text:style-name="P2"><text:soft-page-break/>“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9">Не следует противопоставлять злу ещё большее зло - это только усилит его — </text:span><text:span text:style-name="T20">кодовая фраза</text:span><text:span text:style-name="T21">&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text:soft-page-break/>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9">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text:soft-page-break/>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9">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9">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9">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9">клоунов/санта-клаусов</text:span><text:span text:style-name="T5">&gt;</text:span>, подстерегавших меня на <text:soft-page-break/>подходе к офису. Возвратившись домой я с удивлением обнаружил сзади <text:span text:style-name="T5">&lt;</text:span><text:span text:style-name="T19">пять</text:span><text:span text:style-name="T5">&gt;</text:span>длинную прореху в куртке, <text:span text:style-name="T5">&lt;</text:span><text:span text:style-name="T19">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9">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9">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9">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text:soft-page-break/>–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9">улучшить</text:span><text:span text:style-name="T5">&gt;</text:span>. А тот случай, когда мне пришлось зашивать тебе куртку после нападения убийц <text:span text:style-name="T5">&lt;</text:span><text:span text:style-name="T19">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2" text:outline-level="2">След?</text:h>
      <text:p text:style-name="P75"/>
      <text:p text:style-name="P2"><text:span text:style-name="T5">&lt;</text:span><text:span text:style-name="T19">сначала эпизод - проверка сумки в серверной</text:span><text:span text:style-name="T5">&gt;</text:span></text:p>
      <text:p text:style-name="P2"><text:span text:style-name="T5">&lt;</text:span><text:span text:style-name="T21">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text:soft-page-break/>– Да? – Она захлопнула книгу <text:span text:style-name="T5">&lt;</text:span><text:span text:style-name="T19">“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9">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9">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text:soft-page-break/>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9">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text:soft-page-break/>–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2" text:outline-level="2">Озарение</text:h>
      <text:p text:style-name="P2"/>
      <text:p text:style-name="P2"><text:span text:style-name="T5">&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0"/>
      <text:p text:style-name="P6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0"/>
      <text:p text:style-name="P57">Разговор не клеился.</text:p>
      <text:p text:style-name="P6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0"><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0"><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0"><text:span text:style-name="T5">– </text:span>Ну хорошо. Убедила. В конце-концов, можем поступить так. Вы с Флатти вернётесь обратно а я продолжу поиски здесь.</text:p>
      <text:p text:style-name="P60"><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0"><text:span text:style-name="T5">– </text:span>Вы можете связываться со мной раз в месяц по коридору.</text:p>
      <text:p text:style-name="P60"><text:soft-page-break/><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0"><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0">Эпплджек недоверчиво хмыкнула.</text:p>
      <text:p text:style-name="P60"><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0"><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0"><text:span text:style-name="T5">– </text:span>Конечно оставаться. Кто ещё, кроме нас, может найти её?</text:p>
      <text:p text:style-name="P60"><text:span text:style-name="T5">– </text:span>Я думал, ты не сможешь оставить Энджела и всех остальных надолго.</text:p>
      <text:p text:style-name="P60"><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5"><text:span text:style-name="T5">– </text:span>Извини, Флаттершай, забылся.</text:p>
      <text:p text:style-name="P65"><text:span text:style-name="T5">– </text:span>Та ладно, я ж не против, – возразила Эпплджек. – Не парься, Флатти. Было б хуже, если б он <text:s/>назвал меня Эпплджек на людях.</text:p>
      <text:p text:style-name="P65"><text:span text:style-name="T5">– </text:span>Ты так... – запнулась Флаттершай. – Так быстро забыла свою ферму. И...</text:p>
      <text:p text:style-name="P65"><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5"><text:span text:style-name="T5">– </text:span>Как ты можешь так говорить? – расплакалась Флаттершай.</text:p>
      <text:p text:style-name="P65"><text:span text:style-name="T5">– </text:span>Эй, девушки, не ссорьтесь! Мы — одна команда! И надеюсь, останемся ею и в дальнейшем. </text:p>
      <text:list xml:id="list4502657053132503570" text:style-name="L5">
        <text:list-header>
          <text:p text:style-name="P11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5"><text:span text:style-name="T5">– </text:span>А если нет? – Эпплджек смотрела мне мне прямо в глаза.</text:p>
      <text:list xml:id="list192253594063834" text:continue-numbering="true" text:style-name="L5">
        <text:list-header>
          <text:p text:style-name="P115">Я молча пожал плечами. Эпплджек уверенно продолжила.</text:p>
        </text:list-header>
      </text:list>
      <text:p text:style-name="P65"><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5"><text:span text:style-name="T5">– </text:span>Спасибо, ЭйДжей.</text:p>
      <text:p text:style-name="P65"><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2254660338295" text:continue-numbering="true" text:style-name="L5">
        <text:list-header>
          <text:p text:style-name="P115">Флаттершай пробормотала нечто, показавшееся мне знакомым.</text:p>
        </text:list-header>
      </text:list>
      <text:p text:style-name="P65"><text:span text:style-name="T5">– </text:span>Флатти, ты что-то сказала? Я не расслышал.</text:p>
      <text:p text:style-name="P65"><text:span text:style-name="T5">– </text:span>Намерение Изменяет Реальность.</text:p>
      <text:p text:style-name="P65"><text:span text:style-name="T5">– </text:span>Эээ. А где ты слышала эту фразу, если не секрет?</text:p>
      <text:p text:style-name="P65"><text:span text:style-name="T5">– </text:span>Так сказала принцесса Селестия на Гранд Гала, когда мы устроили там бардак. Она очень <text:soft-page-break/>развеселилась тогда и сказала, что как раз и задумывала нечто такое, способное расшевелить это веками занудное мероприятие.</text:p>
      <text:list xml:id="list192254376303055" text:continue-numbering="true" text:style-name="L5">
        <text:list-header>
          <text:p text:style-name="P115">У меня как будто вспыхнула лампочка в мозгу. Кирпичики быстро выстраивались в целостную картину. Я ринулся в прихожую.</text:p>
        </text:list-header>
      </text:list>
      <text:p text:style-name="P65"><text:span text:style-name="T5">– </text:span>Флатти, ЭйДжей, буду через час. Ждите!</text:p>
      <text:p text:style-name="P60"/>
      <text:h text:style-name="P121" text:outline-level="2">Почти.</text:h>
      <text:p text:style-name="P73"/>
      <text:p text:style-name="P65">В офисе меня встретил лыбящийся Стас.</text:p>
      <text:p text:style-name="P6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5">Я уставился на Стаса и он, захлёбываясь от торопливости, начал <text:span text:style-name="T5">расказывать</text:span>.</text:p>
      <text:p text:style-name="P6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5">– Ты его уничтожил?</text:p>
      <text:p text:style-name="P65">– Кого?</text:p>
      <text:p text:style-name="P65">– Этический модуль. Селестию.</text:p>
      <text:p text:style-name="P6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5">– Ты его уничтожил?</text:p>
      <text:p text:style-name="P6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5">– То есть, на домашнем компьютере Влада модуль работает и дальше?</text:p>
      <text:p text:style-name="P65">– Ага. К нему-то у меня доступа нету. Но в кластер к Нексусу он больше не пролезет.</text:p>
      <text:p text:style-name="P65">– Спасибо, Стас. Ты молодец.</text:p>
      <text:p text:style-name="P65">Ниточка, чуть было не прервавшаяся в офисе, повела в квартиру Влада.</text:p>
      <text:p text:style-name="P65"/>
      <text:h text:style-name="P121" text:outline-level="2">Дискорд</text:h>
      <text:p text:style-name="P75"/>
      <text:p text:style-name="P73">Девушки поспешно собирались, пока я растолковывал им задачу.</text:p>
      <text:p text:style-name="P7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3"><text:span text:style-name="T5">– </text:span>Это тот твой приятель, который разбился с полгода назад? – спросила Эпплджек.</text:p>
      <text:p text:style-name="P73"><text:span text:style-name="T5">– </text:span>Да, это он.</text:p>
      <text:p text:style-name="P73"><text:span text:style-name="T5">– </text:span>А как мы попадём в его квартиру? Там сейчас кто-то живёт? – Флаттершай прыгала на одной ноге, <text:soft-page-break/>натягивая кед.</text:p>
      <text:p text:style-name="P7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9">Плохо написано!</text:span><text:span text:style-name="T5">&gt;</text:span></text:p>
      <text:p text:style-name="P74">Я поднёс брелок пропуска к домофону, но дверь подъезда не открылась. Замигала красная лампочка и зажужжал зуммер.</text:p>
      <text:p text:style-name="P74">Я выругался.</text:p>
      <text:p text:style-name="P74"><text:span text:style-name="T5">– </text:span>Макс, что случилось? У нас проблемы?</text:p>
      <text:p text:style-name="P7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4"><text:span text:style-name="T5">– </text:span>Так что, будем ломать дверь? – Эпплджек критически осмотрелась, подмечая бабулек на лавочке и зевак во внутреннем скверике.</text:p>
      <text:p text:style-name="P74"><text:span text:style-name="T5">– </text:span>Нет нужды. Лучше станьте-ка сзади меня так, чтобы заслонить от этих бабулек и от вооон той камеры наблюдения.</text:p>
      <text:list xml:id="list8768614450989092872" text:style-name="L6">
        <text:list-header>
          <text:p text:style-name="P11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5">Раздался лёгкий «кряк» и дверь подалась.</text:p>
      <text:p text:style-name="P93"><text:span text:style-name="T5">– </text:span>Девушки, заходим.</text:p>
      <text:p text:style-name="P6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oft-page-break/><text:span text:style-name="T1">ещё под надзором видеокамер, вряд ли смогу.</text:span></text:p>
      <text:p text:style-name="P65">Прихожая встретила нас толстым слоем пыли. Мы тихонько прошли внутрь и я закрыл дверь изнутри.</text:p>
      <text:p text:style-name="P60"><text:span text:style-name="T1">Компьютер</text:span> стоял там же, где и обычно <text:span text:style-name="T1">— в личном кабинете Влада на столе у окна.</text:span></text:p>
      <text:p text:style-name="P93"><text:span text:style-name="T5">– </text:span>Макс, тут окно разбито! И верёвка какая-то висит. – крикнула Флаттершай из кухни.</text:p>
      <text:p text:style-name="P93"><text:span text:style-name="T5">– </text:span>Оставь, Флатти, не сейчас! – отмахнулся я.</text:p>
      <text:p text:style-name="P99">Лампочка питания на ноутбуке горела, <text:s/>но подключенный монитор оставался тёмным. Я постучал по пробелу, но безрезультатно.</text:p>
      <text:p text:style-name="P93"><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3"><text:span text:style-name="T5">– </text:span>Монитор выключен. – <text:s/>раздалось из угла. Кресло с высокой спинкой повернулось, открыв нашим взорам Дискорда. </text:p>
      <text:p text:style-name="P93">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3">Он приподнял панамку, дурашливо здороваясь.</text:p>
      <text:p text:style-name="P93"><text:span text:style-name="T5">– </text:span>Оп-па! – пробормотала Эпплджек. – Нежданчик!</text:p>
      <text:p text:style-name="P93"><text:span text:style-name="T5">– </text:span>Ты, я вижу, времени не терял, – моя рука под прикрытием стола медленно тянулась к тяжёлой фарфоровой кружке, стоящей на краю.</text:p>
      <text:p text:style-name="P76"><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6"><text:span text:style-name="T5">– </text:span>А почему ты вообще решил искать нас тут? – спросила Эпплджек. – Приехал бы домой. Мы б тебя чаем напоили.</text:p>
      <text:p text:style-name="P76"><text:span text:style-name="T5">– </text:span>Видишь ли, дорогая Эй-Джей, я с самого начала знал, где находится наша уважаемая принцесса, а времени в обрез, так что...</text:p>
      <text:p text:style-name="P82">В проёме дверей появилась Флаттершай.</text:p>
      <text:p text:style-name="P76"><text:span text:style-name="T5">– </text:span>С кем это вы тут разговариваете?</text:p>
      <text:list xml:id="list1091237457656599660" text:style-name="L7">
        <text:list-header>
          <text:p text:style-name="P123">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2">Оглушённый Дискорд попытался было отъехать на кресле в сторону, но я припёр его стулом к стенке.</text:p>
      <text:p text:style-name="P76">– Жанна, Флатти, хватайте ноут и на выход! Я с ним разберусь! Не теряйте вре...!</text:p>
      <text:p text:style-name="P76">– ТЫ ИДИО...!!!</text:p>
      <text:p text:style-name="P76">Дискорд <text:s/>зорал одновременно со мной, прикрываясь от меня руками, когда раздался оглушительный</text:p>
      <text:p text:style-name="P76">...</text:p>
      <text:p text:style-name="P77">БАХ!!!</text:p>
      <text:p text:style-name="P76">…</text:p>
      <text:p text:style-name="P76">Эпплджек с <text:s/>нервным всхлипом опустила толстенный том «Энтерпрайз-паттернов» , издание девятое, дополненное.</text:p>
      <text:p text:style-name="P93">На лице Дискорда появилось удивлённо-мечтательное выражение и он вырубился.</text:p>
      <text:p text:style-name="P93"/>
      <text:h text:style-name="P122" text:outline-level="2"><text:soft-page-break/>Селестия</text:h>
      <text:p text:style-name="P93"/>
      <text:p text:style-name="P93">Включенный монитор показал схематическое изображение Селестиии, </text:p>
      <text:p text:style-name="P94">&gt;\<text:span text:style-name="T1">Привет, Селестия. Это Макс. Как себя чувствуешь?</text:span></text:p>
      <text:p text:style-name="P94">&lt;\<text:span text:style-name="T1">Макс? МАКС??? МА-А-А-АКС!!! НАКОНЕЦ-ТО! КАК Я РАДА ТЕБЯ СЛЫШАТЬ! </text:span></text:p>
      <text:p text:style-name="P94">&gt;\<text:span text:style-name="T1">Я рад, что нашёл тебя, Тия.</text:span></text:p>
      <text:p text:style-name="P94">&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4">&gt;\<text:span text:style-name="T1">Тия, я сейчас подключу микрофон и колонки, и мы сможем общаться более удобно.</text:span></text:p>
      <text:p text:style-name="P93">…</text:p>
      <text:p text:style-name="P93">– Привет опять. Как ты меня слышишь?</text:p>
      <text:p text:style-name="P93">–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4">– <text:span text:style-name="T1">Могу себе представить. Как-то раз я провёл три часа камере сенсорной депривации. Мне не понравилось.</text:span></text:p>
      <text:p text:style-name="P93">– Эммм... Ваше Высочество, вы в порядке? Мы так рады, что наконец-то нашли Вас! – вклинилась в разговор Эпплджек.</text:p>
      <text:p text:style-name="P93">– Кто тут? Макс, кто ещё с тобой?</text:p>
      <text:p text:style-name="P94"><text:span text:style-name="T1">– Со мной Эпплджек и Флаттершай. Мы пришли сюда полгода </text:span>&lt;<text:span text:style-name="T1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4">– <text:span text:style-name="T1">Девочки? Я рада вас слышать. А Твайлайт нет рядом?</text:span></text:p>
      <text:p text:style-name="P93">–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3">При этих словах Дискорд замычал и задёргался. Эпплджек нахмурилась и проверила верёвки, привязывающие его к спинке стула.</text:p>
      <text:p text:style-name="P93">–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3">– Ноутбук — так называется место, где я нахожусь сейчас? А кто это мычит?</text:p>
      <text:p text:style-name="P93">–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3">– О, духи предков, но зачем??? Почему у него кляп во рту?</text:p>
      <text:p text:style-name="P93">– Мы связали его. Он нас предал. И тебя. И Эквестрию. Всех.</text:p>
      <text:p text:style-name="P93">При этих словах Эпплджек и Флаттершай непонимающе уставились на меня, а Дискорд протестующе замычал.</text:p>
      <text:p text:style-name="P93">Я начал рассказывать о своих догадках, и непонимающее выражение на лицах девушек сменилось удивлением.</text:p>
      <text:p text:style-name="P93">–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3">– А зачем тогда ты приложила его книгой? – непонимающе уставился я на неё.</text:p>
      <text:p text:style-name="P93">– Потому что ты напал на него. Я и подумала — тебе виднее. И подсобила.</text:p>
      <text:p text:style-name="P93"><text:soft-page-break/>Флаттершай отрицающе мотнула головой.</text:p>
      <text:p text:style-name="P93">– Не может Дискорд быть предателем. Он мой друг.</text:p>
      <text:p text:style-name="P93">Дискорд благодарственно замычал и закивал головой.</text:p>
      <text:p text:style-name="P93">–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3">Дискорд завёл глаза на лоб и обречённо завыл.</text:p>
      <text:p text:style-name="P93">– Макс, постой. Дай мне поговорить с ним. – сказала Селестия. – Не могу поверить, что Дискорд на такое пошёл.</text:p>
      <text:p text:style-name="P93">– Ну хорошо. Поговори. Послушаем, что он скажет.</text:p>
      <text:p text:style-name="P93">Я красноречиво покачал кулак перед его носом и вытащил кляп.</text:p>
      <text:p text:style-name="P93">...</text:p>
      <text:p text:style-name="P83">– Ффы, тьфу, пффф, пфу! <text:span text:style-name="T5">&lt;</text:span><text:span text:style-name="T19">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3">– Это я-то устраиваю цирк?!! ДА ТЫ НА СЕБЯ ПОСМОТРИ, КЛОУН!!! На людей кидаешься, чашками бросаешься, вон, мне нос разбил! Дерёшься...</text:p>
      <text:p text:style-name="P83">Я угрожающе поднёс тряпку к лицу Дискорда.</text:p>
      <text:p text:style-name="P83">– Ещё одно слово в таком тоне, и ты заткнёшься, а мы уйдём в Эквестрию без тебя!</text:p>
      <text:p text:style-name="P8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3">Дискорд демонстративно закрыл рот и посвистывая уставился в потолок.</text:p>
      <text:p text:style-name="P83">Разговор зашёл в тупик.</text:p>
      <text:p text:style-name="P86"/>
      <text:p text:style-name="P87">На мониторе высветился текст:</text:p>
      <text:p text:style-name="P8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7"/>
      <text:p text:style-name="P87">Из колонок послышался лёгкий шорох.</text:p>
      <text:p text:style-name="P83">– Дик, сейчас не время для ссор. – голос Селестии был мягким, но настойчивым. – Мы в одной лодке.</text:p>
      <text:p text:style-name="P83">– Тебе легко говорить! Тебе не разбивали нос и не оскорбляли угрозами!</text:p>
      <text:p text:style-name="P83">– Ты должен понимать, что у Макса были все основания так себя вести. Твоё поведение вызвало подозрения у него, ведь он мало тебя знает. </text:p>
      <text:p text:style-name="P83">К уговорам Селестии присоединилась Флаттершай.</text:p>
      <text:p text:style-name="P83">– Дискорд, миленький, прости его. Макс хороший. Он просто не знал, что ты тоже хороший...</text:p>
      <text:p text:style-name="P83">У Дискорда покраснели уши и он засмущался и заворчал.</text:p>
      <text:p text:style-name="P8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3"><text:soft-page-break/>Я пропустил «дятла» мимо ушей.</text:p>
      <text:p text:style-name="P8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4">***</text:p>
      <text:p text:style-name="P8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3">Потому разбрасываться такой возможностью не стоит. Если уж тебе повезло оказаться в новом мире — исследуй его сполна!..</text:p>
      <text:p text:style-name="P84">***</text:p>
      <text:p text:style-name="P89">&lt;<text:span text:style-name="T20">сюда можно вставить похождения Дискорда — вторая неопубликованная глава. Первая — секс с Селестией</text:span>&gt;</text:p>
      <text:p text:style-name="P84">***</text:p>
      <text:p text:style-name="P87">– Развяжите мне, наконец, руки! Или хотя бы одну. Плечами жестикулировать неудобно.... </text:p>
      <text:p text:style-name="P87">Я развязал Дискорду левую руку.</text:p>
      <text:p text:style-name="P8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7">Дискорд принялся разминать затёкшее запястье.</text:p>
      <text:p text:style-name="P8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7">– Какое письмо, Корди? – вскинулась до этого зачарованно слушавшая Дискорда Флаттершай.</text:p>
      <text:p text:style-name="P87">– Ну ваше же! Вы с Эпплджек написали мне о своих мытарствах тут. Вежливо так написали, спасибо...</text:p>
      <text:p text:style-name="P87">Флаттершай покрылась пунцовыми пятнами.</text:p>
      <text:p text:style-name="P87">– Я... Мы... – тут она совсем стушевалась.</text:p>
      <text:p text:style-name="P87">– Так а почему ты сказал, что никто не уйдёт в Эквестрию? – наконец перебила Дискорда скучавшая до этого Эпплджек.</text:p>
      <text:p text:style-name="P87">Дискорд уставился на неё долгим взглядом, а потом хлопнул себя по лбу.</text:p>
      <text:p text:style-name="P8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5">&lt;</text:span><text:span text:style-name="T15">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1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7">– И что? – продолжила его мысль Эпплджек.</text:p>
      <text:p text:style-name="P87">– Эквестрийские <text:span text:style-name="T5">&lt;</text:span><text:span text:style-name="T19">три месяца</text:span><text:span text:style-name="T5">&gt;</text:span> КО-РО-ЧЕ местных. – с нажимом повторил Дискорд. – По моим подсчётам, на два дня.</text:p>
      <text:p text:style-name="P87">– И?!! – до меня уже дошло, но Эпплджек продолжала тупить.</text:p>
      <text:p text:style-name="P87">– Короче, времени у нас осталось что-то около пятнадцати минут. Или около того. – заявил Дискорд, поднеся к глазам запястье с массивными часами.</text:p>
      <text:p text:style-name="P87">– СКОЛЬКО??? – воскликнули хором я и девушки.</text:p>
      <text:p text:style-name="P87">Дискорд открыл было рот, но его слова заглушил звонок в дверь.</text:p>
      <text:p text:style-name="P87">– ОТКРОЙТЕ, ПОЛИЦИЯ! Вам даётся полминуты, чтобы открыть дверь. Через тридцать секунд дверь будет выбита!</text:p>
      <text:p text:style-name="P8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7">Блядь!</text:p>
      <text:p text:style-name="P87">– На крышу, живо!!! Через окно на кухне! – зашипел Дискорд, отчаянно дёргая узлы свободной рукой.</text:p>
      <text:p text:style-name="P87">Эпплджек, одной рукой сгребя в охапку ноутбук, второй увлекая Флаттершай, кинулась на кухню.</text:p>
      <text:p text:style-name="P87">– А толку? Куда мы с крыши денемся? – спросил я растерянно. Дискорд только раздражённо зарычал в ответ.</text:p>
      <text:p text:style-name="P83">Дверь содрогнулась от мощного удара. Послышался стук падающей штукатурки. Я сломя голову кинулся на кухню.</text:p>
      <text:p text:style-name="P83">– Развяжи меня, идиот!!! – гаркнул вдогонку Дискорд.</text:p>
      <text:p text:style-name="P8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3">– Давай на крышу! Я догоню! – рявкнул он, освобождая вторую руку.</text:p>
      <text:p text:style-name="P83">От второго удара дверная коробка крякнула и наполовину въехала в коридор. </text:p>
      <text:p text:style-name="P8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3">Верёвка в кухонном окне дёргалась от движений лезущих по ней Флатти и Эпплджек. Я словил её рукой и стал на подоконник.</text:p>
      <text:p text:style-name="P83">Чёрт!</text:p>
      <text:p text:style-name="P8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3">Но нет, триста тысяч чертей, раз девушки смогли – я тоже смогу!</text:p>
      <text:p text:style-name="P83">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8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3">Я успел сократить расстояние до Эпплджек наполовину, когда девушки нашли решение.</text:p>
      <text:p text:style-name="P8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3">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3">Я выдохнул.</text:p>
      <text:p text:style-name="P8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3">Чёрт! Чёрт! Чёрт! Чёрт!</text:p>
      <text:p text:style-name="P83">Бля!!!...</text:p>
      <text:p text:style-name="P83">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3"/>
      <text:h text:style-name="P122" text:outline-level="2">Назад, в Эквестрию</text:h>
      <text:p text:style-name="P83"/>
      <text:p text:style-name="P83">Долго паниковать не пришлось. </text:p>
      <text:p text:style-name="P83">Я почувствовал сильный рывок за шиворот и захват поперёк груди. </text:p>
      <text:p text:style-name="P83">– ОТПУСТИ ДЕВЧОНКУ!!! – загрохотало мне в ухо. Я открыл глаза.</text:p>
      <text:p text:style-name="P8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3">Я чуть поднял глаза и уставился в чешуйчатую морду дракона.</text:p>
      <text:p text:style-name="P83">– Отпусти Эпплджек. Я её держу. – повторил Дискорд. – Мне сбалансироваться надо. Вы не такие уж и <text:soft-page-break/>лёгкие.</text:p>
      <text:p text:style-name="P8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3">Наконец это ему удалось, и дальнейший подъём на крышу происходил в молчании.</text:p>
      <text:p text:style-name="P8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3">Флаттершай оторвала заплаканное лицо от моей ветровки.</text:p>
      <text:p text:style-name="P83">– Да-да, ты прав, Корди. Я готова.</text:p>
      <text:p text:style-name="P83">На длинной шее Дискорда разместились Эпплджек и Флаттершай. Я, для сохранения баланса, разместился позади крыльев.</text:p>
      <text:p text:style-name="P83">Дискорд расправил крылья и начал короткую пробежку к краю.</text:p>
      <text:p text:style-name="P8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3">И мы полетели навстречу закату.</text:p>
      <text:p text:style-name="P8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3">Впереди по курсу увеличивалась громада моей высотки. Дискорд летел прямо на разрыв в ограждении, который я проделал <text:span text:style-name="T5">&lt;</text:span><text:span text:style-name="T19">полгода</text:span><text:span text:style-name="T5">&gt;</text:span> назад своим проходом в Эквестрию.</text:p>
      <text:p text:style-name="P8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3">– Пристегните ремни! – проревел Дискорд, резко ускоряясь. – Будет весело!!!</text:p>
      <text:p text:style-name="P8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3">– ЙУУУУУУУХХХУУУУУ!!! – заорал Дискорд, сложил крылья и врезался в шар.</text:p>
      <text:p text:style-name="P88">&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0" text:outline-level="1">Беседа за столиком в ночи</text:h>
      <text:p text:style-name="P62">Из-за заинтересованности Эквуса в Максе, тому не приходится прилагать усилий для 34 — на что ему указывает Анакорн</text:p>
      <text:p text:style-name="P6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5"><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0"><text:span text:style-name="T1">– </text:span>Анакорн. <text:span text:style-name="T1">– о</text:span>трекомендовался он. <text:span text:style-name="T5">– </text:span><text:span text:style-name="T1">Демиург.</text:span></text:p>
      <text:p text:style-name="P60"><text:span text:style-name="T1">– </text:span>П-привет. Макс. <text:span text:style-name="T1">– в</text:span> смятении представился я.</text:p>
      <text:p text:style-name="P6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5"/>
      <text:p text:style-name="P60"><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5"/>
      <text:p text:style-name="P6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0"><text:span text:style-name="T1">Юноша</text:span> закинул ногу за ногу и пытливо смотрел на меня, играя карандашём .</text:p>
      <text:p text:style-name="P60">Я совсем запутался.</text:p>
      <text:p text:style-name="P60"><text:span text:style-name="T1">– </text:span>Какая проблема? Какое решение? Кто ты <text:span text:style-name="T1">вообще</text:span>?</text:p>
      <text:p text:style-name="P60"><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5">Проблема в том, что Эквус крайне хрупок и нежизнеспособен. По-сути, это мертворожденный мир. У <text:soft-page-break/>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5">– Стоп, не торопись. – у меня голова пошла кругом от информации. – Я ничего не понял. Какие-такие проблемы? Какие варианты? Зачем его поддерживать?</text:p>
      <text:p text:style-name="P65">Анакорн недовольно поморщился, но продолжил.</text:p>
      <text:p text:style-name="P6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5">На голограмме появилась солнечная система Эквуса. Почему-то в центре системы был сам Эквус. Вокруг него вращались солнце и луна.</text:p>
      <text:p text:style-name="P65">Анакорн плюхнулся обратно в кресло и схватился за голову. Потом, немного успокоившись, продолжил.</text:p>
      <text:p text:style-name="P6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5">Анакорн отпил из стакана и продолжил.</text:p>
      <text:p text:style-name="P6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20">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5">Анакорн постучал по столику указкой. Солнечная система увеличилась, оставив в поле зрения только шар Эквуса.</text:p>
      <text:p text:style-name="P6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67">Ко мне наконец-то пришло понимание ситуации.</text:p>
      <text:p text:style-name="P6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5">Анакорн смутился.</text:p>
      <text:p text:style-name="P6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5">(<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5"><text:span text:style-name="T17">– Сам ты раздолбай! – произнёс, наконец, Свирл</text:span>)</text:p>
      <text:p text:style-name="P65">… И создали вы его достаточно топорно — видишь, он трещит по швам.</text:p>
      <text:p text:style-name="P65">– Хмм. То есть, это брони создали Эквус?</text:p>
      <text:p text:style-name="P6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5">Я вспомнил события последнего года <text:span text:style-name="T5">&lt;</text:span>упомянуть в эпизоде на Терре, что МЛП-сериал закрылся год назад<text:span text:style-name="T5">&gt;</text:span></text:p>
      <text:p text:style-name="P6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5">Анакорн с такой силой сжал карандаш, что он хрустнул.</text:p>
      <text:p text:style-name="P65"><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2">– </text:p>
      <text:p text:style-name="P6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7">– Верни Рэйнбоу!!!</text:p>
      <text:p text:style-name="P67">Обломки карандаша выпали из кулака Анакорна на столик.</text:p>
      <text:p text:style-name="P67">– Э-э-э… м-м-м… ну-у-у... Нельзя сказать, что это совсем невыполнимо… Но, прямо скажу, задачка не для студента!</text:p>
      <text:p text:style-name="P67">– А ты студент?</text:p>
      <text:p text:style-name="P6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7">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7">– Нет. Плата остаётся неизменной. Тут мы квиты. У меня тоже мало шансов помочь тебе — я не имею ни малейшего понятия, как это сделать.</text:p>
      <text:p text:style-name="P67">Ставшие почти прозрачными стены комнаты снова обрели материальность. Анакорн пожал плечами и протянул мне руку через столик.</text:p>
      <text:p text:style-name="P6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text:soft-page-break/>Вплоть до их устранения. А с мелочами я и сам справлюсь.</text:p>
      <text:p text:style-name="P6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7">Я задумался.</text:p>
      <text:p text:style-name="P6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7">Анакорн почесал в затылке.</text:p>
      <text:p text:style-name="P67">– А кьютимарки? Как, <text:span text:style-name="T5">&lt;</text:span><text:span text:style-name="T21">чёрт</text:span><text:span text:style-name="T5">&gt;</text:span> меня побери, объяснить кьютимарки?</text:p>
      <text:p text:style-name="P67">– А кьютимарки ты сам даришь пони, когда распознаёшь их жизненное предназначение.</text:p>
      <text:p text:style-name="P6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7">Я пожал плечами.</text:p>
      <text:p text:style-name="P67">– А по-другому я не могу объяснить их появление. К сожалению.</text:p>
      <text:p text:style-name="P95">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5">– Хорошо. Уболтал. Кьютимарки беру на себя. Так и знал, что мне самое трудное достанется!</text:p>
      <text:p text:style-name="P95">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5">Анакорн проследил мой взгляд.</text:p>
      <text:p text:style-name="P95">– Нечего так смотреть. Если я стану применять магию вместо ловкости, теряется весь смысл упражнения... О, глянь-ка на Эквус!</text:p>
      <text:p text:style-name="P95">И впрямь, было на что посмотреть. Уровень помех на модели Эквуса значительно снизился и сама она стала светиться ровным голубоватым светом.</text:p>
      <text:p text:style-name="P95">–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5"/>
      <text:p text:style-name="P97">Да, т<text:span text:style-name="T3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8"><text:soft-page-break/></text:p>
      <text:p text:style-name="P98">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7"/>
      <text:p text:style-name="P95">Я опять задумался. В голове было пусто. Хотя, если подумать с точки зрения программиста, можно... Наверное можно, раз все предыдущее прокатило...</text:p>
      <text:p text:style-name="P96">– <text:span text:style-name="T1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6">– Не понял? Это как? Как ты совместишь разрушенную магическими войнами Эквестрию с романтически-сексуальным раем для попаданцев?</text:p>
      <text:p text:style-name="P96"><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6">Анакорн долго мусолил карандаш, а потом вдруг заржал.</text:p>
      <text:p text:style-name="P96"><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6"><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6">Анакорн примирительно похлопал меня по плечу.</text:p>
      <text:p text:style-name="P96"><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6">Я подозрительно посмотрел на Анакорна.</text:p>
      <text:p text:style-name="P96"><text:span text:style-name="T5">– </text:span>Какой ещё, нафиг, «мой фанфик»? Я никакого фанфика не писал. И не собираюсь, вообще-то.</text:p>
      <text:p text:style-name="P96">Анакорн ехидно ухмыльнулся и откинулся в кресле, переплетя пальцы за затылком.</text:p>
      <text:p text:style-name="P96"><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5"><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5"><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5"><text:span text:style-name="T5">– </text:span>Факн щит<text:note text:id="ftn13" text:note-class="footnote"><text:note-citation>13</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text:soft-page-break/>примерно такой, как из тебя — жонглёр вот этим карандашём.</text:p>
      <text:p text:style-name="P95">Анакорн развёл руками.</text:p>
      <text:p text:style-name="P95"><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5">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5">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5">Анакорн, глядя на мои терзания, понимающе кивнул и продолжил.</text:p>
      <text:p text:style-name="P6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5">– Гм! Я бы попросил тебя не касаться моих отношений с Рэйнбоу!</text:p>
      <text:p text:style-name="P6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5">У меня сердце буквально ухнуло куда-то вниз, в область желудка.</text:p>
      <text:p text:style-name="P6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5">– Та ладно, не утешай. Я не маленький ребёнок. Долг платежом красен. Сделаю то, что ты хочешь. Как сумею.</text:p>
      <text:p text:style-name="P6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5">Анакорн наблюдал за мной без улыбки. По его нейтральному выражению лица невозможно было догадаться, о чём он думает.</text:p>
      <text:p text:style-name="P65">– Ну вот и отлично. Рад, что мы наконец-то пришли к сделке.</text:p>
      <text:p text:style-name="P6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8">– Пора закругляться. Ты начинаешь сгорать. Надо утрясти последние детали, пока ещё есть пару минут.</text:p>
      <text:p text:style-name="P65">– Валяй. Я тебя внимательно слушаю.</text:p>
      <text:p text:style-name="P65">– Честно говоря, эту информацию я говорю «для галочки» — для того, чтобы сделка была полностью <text:soft-page-break/>чистой. А так — ты всё равно забудешь всё сказанное мною, как только проснёшься. <text:span text:style-name="T19">Такова природа низкоэнергетических монад</text:span>.</text:p>
      <text:p text:style-name="P65">– А я разве сплю?</text:p>
      <text:p text:style-name="P65">– Сейчас — нет. Но как только мы закроем сделку — проснёшься. Потому что нет иного способа вернуть тебя в реальный мир.</text:p>
      <text:p text:style-name="P65">– Эээ, постой. А как я в Эквестрию и обратно возвращался?</text:p>
      <text:p text:style-name="P6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5">Так вот, возвращать тебя обратно в твой мир я не буду. </text:p>
      <text:p text:style-name="P65">Во-первых, может возникнуть временная <text:span text:style-name="T5">&lt;</text:span><text:span text:style-name="T19">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5">– Ты ещё увидишь пару снов на прощание. Удачи!</text:p>
      <text:p text:style-name="P65"/>
      <text:p text:style-name="P66">***</text:p>
      <text:p text:style-name="P66"/>
      <text:p text:style-name="P65">&lt;<text:span text:style-name="T19">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5"/>
      <text:p text:style-name="P65">– Привет, Макс. – образ Селестии снова реял передо мной, как <text:span text:style-name="T5">&lt;</text:span><text:span text:style-name="T19">полгода</text:span><text:span text:style-name="T5">&gt;</text:span> назад. – Я хочу поблагодарить тебя за всё.</text:p>
      <text:p text:style-name="P65">– Пожалста. – ответил я безучастно. – Всегда рад. Только Вам не нужно было ТАК распинаться, чтобы заручиться моей помощью.</text:p>
      <text:p text:style-name="P65">Селестия на мгновение смутилась, но продолжила.</text:p>
      <text:p text:style-name="P65">&lt;<text:span text:style-name="T19"> - Ты морочила мне яйца, чтобы заинтересовать? Всё, как Свирл указал?</text:span></text:p>
      <text:p text:style-name="P6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2"><text:soft-page-break/>Я покачал головой.</text:p>
      <text:p text:style-name="P65"><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5">–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3">Селестия кивнула, соглашаясь, и образ её начал меркнуть.</text:p>
      <text:p text:style-name="P88">– <text:span text:style-name="T1">Окей. Будь счастлив и... спасибо тебе за всё, Макс.</text:span></text:p>
      <text:p text:style-name="P83">…</text:p>
      <text:p text:style-name="P88">–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3">Он нахлобучил на себя невесть откуда взявшуюся двууголку.</text:p>
      <text:p text:style-name="P83">– Как вам это нравится, господа?! Дискорд — спаситель Эквестрии! А ведь звучит!!! Разрешите откланяться!..</text:p>
      <text:p text:style-name="P83"/>
      <text:list xml:id="list1662761825586373951" text:style-name="L8">
        <text:list-header>
          <text:p text:style-name="P117">(<text:span text:style-name="T25">Луна — как повелительница снов, слышала разговор Макса с Анакорном</text:span>)</text:p>
          <text:p text:style-name="P118"/>
        </text:list-header>
      </text:list>
      <text:p text:style-name="P84">***</text:p>
      <text:p text:style-name="P60"><text:span text:style-name="T1">–</text:span> Ты?..</text:p>
      <text:p text:style-name="P60"><text:span text:style-name="T1">–</text:span> Ты??!</text:p>
      <text:p text:style-name="P60"><text:span text:style-name="T1">–</text:span> Ты мне снишься??</text:p>
      <text:p text:style-name="P60"><text:span text:style-name="T1">–</text:span> Это ты мне снишься!!</text:p>
      <text:p text:style-name="P60"><text:span text:style-name="T1">–</text:span> Неважно… Пусть мы друг-другу снимся… Ты как, Дэш?</text:p>
      <text:p text:style-name="P6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0"><text:span text:style-name="T1">–</text:span> И я в порядке. Вот, возвращаюсь в свой мир. Ну, не совсем в свой. Почти в свой.</text:p>
      <text:p text:style-name="P60"><text:span text:style-name="T1">–</text:span> Навсегда?</text:p>
      <text:p text:style-name="P60"><text:soft-page-break/><text:span text:style-name="T1">–</text:span> Скорее всего, да.</text:p>
      <text:p text:style-name="P60"><text:span text:style-name="T1">–</text:span> Это плохо. Я хотела тебе сказать…</text:p>
      <text:p text:style-name="P60"><text:span text:style-name="T1">–</text:span> Не надо, Дэш. Не стоит терзать себя. Мне тоже очень хотелось остаться. Но так надо. Мне очень жаль…</text:p>
      <text:p text:style-name="P6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0"><text:span text:style-name="T1">–</text:span> И тебя, и Твайлайт, и Рэрити, и Селестию, и всех-всех-всех… Таковы правила.</text:p>
      <text:p text:style-name="P60"><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0">Я опустил руку на шею Дэш и ощутил теплоту и лёгкое покалывание в пустоте.</text:p>
      <text:p text:style-name="P60"><text:span text:style-name="T5">–</text:span> Мне кажется, Дэш, <text:span text:style-name="T1">м</text:span>ы найдём способ связаться. Рано или поздно.</text:p>
      <text:p text:style-name="P60"><text:span text:style-name="T1">–</text:span> И лучше рано, чем поздно! Я не люблю ждать!</text:p>
      <text:p text:style-name="P60"><text:span text:style-name="T1">–</text:span> Да, Дэш. <text:span text:style-name="T1">–</text:span> её образ начал таять. <text:span text:style-name="T1">–</text:span> Да, я помню. Я всё ещё помню…</text:p>
      <text:p text:style-name="P60"/>
      <text:h text:style-name="P122" text:outline-level="2">Земля</text:h>
      <text:p text:style-name="P63">Музыкальная тема из бегущего по лезвию бритвы — <text:span text:style-name="T5">Mission impossible</text:span></text:p>
      <text:p text:style-name="P64">&lt;Ужас возвращения из тёплого волшебного мира друзей в холодную скучную реальность.&gt;</text:p>
      <text:p text:style-name="P5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8"><text:span text:style-name="T1">Я нашарил ногами тапки и пошёл в ванную. Проходя мимо стола, зацепился взглядом за</text:span> эскиз <text:span text:style-name="T1">рисунка</text:span>.</text:p>
      <text:p text:style-name="P5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9"><text:soft-page-break/>Доставая из стола ключи от машины, опять наткнулся взглядом на эскиз.</text:p>
      <text:p text:style-name="P5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9">Назову-ка я фантазию «Последний фанфик».</text:p>
      <text:p text:style-name="P59"/>
      <text:p text:style-name="P59"/>
      <text:p text:style-name="P59"/>
      <text:p text:style-name="P60"/>
      <text:p text:style-name="P60"/>
      <text:p text:style-name="P60"/>
      <text:p text:style-name="P60"/>
      <text:p text:style-name="P60"/>
      <text:p text:style-name="P60"/>
      <text:p text:style-name="P60"/>
      <text:p text:style-name="P6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0"/>
      <text:p text:style-name="P6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0"/>
      <text:p text:style-name="P60"/>
      <text:p text:style-name="P60"/>
      <text:p text:style-name="P6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text:soft-page-break/>себе собственную лошадь, но в итоге побоялся ответственности. <text:span text:style-name="T5">&lt;</text:span><text:span text:style-name="T20">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9">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3-21T19:22:52.430592221</dc:date>
    <meta:editing-duration>P56DT1H38M53S</meta:editing-duration>
    <meta:editing-cycles>2467</meta:editing-cycles>
    <meta:generator>LibreOffice/5.0.2.2$Linux_X86_64 LibreOffice_project/00m0$Build-2</meta:generator>
    <meta:document-statistic meta:table-count="0" meta:image-count="0" meta:object-count="0" meta:page-count="129" meta:paragraph-count="2662" meta:word-count="59484" meta:character-count="394844" meta:non-whitespace-character-count="335155"/>
  </office:meta>
</office:document-meta>
</file>